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60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121.21pt"/>
    </style:style>
    <style:style style:name="co5" style:family="table-column">
      <style:table-column-properties fo:break-before="auto" style:column-width="105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Source Han Sans CN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0.1" calcext:value-type="float">
            <text:p>0.1</text:p>
          </table:table-cell>
          <table:table-cell table:number-columns-repeated="7"/>
          <table:table-cell office:value-type="string" calcext:value-type="string">
            <text:p>IP4</text:p>
          </table:table-cell>
          <table:table-cell office:value-type="string" calcext:value-type="string">
            <text:p>IP6</text:p>
          </table:table-cell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/>
          <table:table-cell table:formula="of:=[.D8]/[.D4]" office:value-type="float" office:value="0.527858179163017" calcext:value-type="float">
            <text:p>0.527858179163017</text:p>
          </table:table-cell>
          <table:table-cell table:formula="of:=[.D12]/[.D3]" office:value-type="float" office:value="0.472141820836983" calcext:value-type="float">
            <text:p>0.472141820836983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110942" calcext:value-type="float">
            <text:p>110942</text:p>
          </table:table-cell>
          <table:table-cell office:value-type="float" office:value="3469053" calcext:value-type="float">
            <text:p>3469053</text:p>
          </table:table-cell>
          <table:table-cell office:value-type="float" office:value="0" calcext:value-type="float">
            <text:p>0</text:p>
          </table:table-cell>
          <table:table-cell office:value-type="float" office:value="65110632" calcext:value-type="float">
            <text:p>65110632</text:p>
          </table:table-cell>
          <table:table-cell office:value-type="float" office:value="31.27" calcext:value-type="float">
            <text:p>31.27</text:p>
          </table:table-cell>
          <table:table-cell/>
          <table:table-cell table:formula="of:=([.F5]/2)+(([.F4]+[.F3])*[.I2])+[.F8]+[.F9]+[.F10]+[.F11]" office:value-type="float" office:value="5485808648.84042" calcext:value-type="float">
            <text:p>5485808648.84042</text:p>
          </table:table-cell>
          <table:table-cell table:style-name="ce1" table:formula="of:=([.F5]/2)+(([.F4]+[.F3])*[.J2])+[.F7]+[.F12]+[.F13]+[.F14]" office:value-type="float" office:value="5539093535.15958" calcext:value-type="float">
            <text:p>5539093535.15958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110942" calcext:value-type="float">
            <text:p>110942</text:p>
          </table:table-cell>
          <table:table-cell office:value-type="float" office:value="3469053" calcext:value-type="float">
            <text:p>3469053</text:p>
          </table:table-cell>
          <table:table-cell office:value-type="float" office:value="0" calcext:value-type="float">
            <text:p>0</text:p>
          </table:table-cell>
          <table:table-cell office:value-type="float" office:value="369899236" calcext:value-type="float">
            <text:p>369899236</text:p>
          </table:table-cell>
          <table:table-cell office:value-type="float" office:value="31.27" calcext:value-type="float">
            <text:p>31.27</text:p>
          </table:table-cell>
          <table:table-cell/>
          <table:table-cell table:formula="of:=[.I3]/[.D8]" office:value-type="float" office:value="2995.79757228197" calcext:value-type="float">
            <text:p>2995.79757228197</text:p>
          </table:table-cell>
          <table:table-cell table:formula="of:=[.J3]/[.D7]" office:value-type="float" office:value="3381.85741682693" calcext:value-type="float">
            <text:p>3381.85741682693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2176256" calcext:value-type="float">
            <text:p>2176256</text:p>
          </table:table-cell>
          <table:table-cell office:value-type="float" office:value="139273202" calcext:value-type="float">
            <text:p>139273202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9836005480" calcext:value-type="float">
            <text:p>9836005480</text:p>
          </table:table-cell>
          <table:table-cell office:value-type="float" office:value="63.99" calcext:value-type="float">
            <text:p>63.99</text:p>
          </table:table-cell>
          <table:table-cell office:value-type="string" calcext:value-type="string">
            <text:p>TOTAL</text:p>
          </table:table-cell>
          <table:table-cell table:formula="of:=[.I3]+[.J3]" office:value-type="float" office:value="11024902184" calcext:value-type="float">
            <text:p>11024902184</text:p>
          </table:table-cell>
          <table:table-cell/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803984" calcext:value-type="float">
            <text:p>1803984</text:p>
          </table:table-cell>
          <table:table-cell office:value-type="float" office:value="135804149" calcext:value-type="float">
            <text:p>135804149</text:p>
          </table:table-cell>
          <table:table-cell office:value-type="float" office:value="0" calcext:value-type="float">
            <text:p>0</text:p>
          </table:table-cell>
          <table:table-cell office:value-type="float" office:value="5266615888" calcext:value-type="float">
            <text:p>5266615888</text:p>
          </table:table-cell>
          <table:table-cell office:value-type="float" office:value="75.28" calcext:value-type="float">
            <text:p>75.28</text:p>
          </table:table-cell>
          <table:table-cell/>
          <table:table-cell table:formula="of:=[.F15]-[.I5]" office:value-type="float" office:value="5266615888" calcext:value-type="float">
            <text:p>5266615888</text:p>
          </table:table-cell>
          <table:table-cell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55181" calcext:value-type="float">
            <text:p>55181</text:p>
          </table:table-cell>
          <table:table-cell office:value-type="float" office:value="1637885" calcext:value-type="float">
            <text:p>1637885</text:p>
          </table:table-cell>
          <table:table-cell office:value-type="float" office:value="0" calcext:value-type="float">
            <text:p>0</text:p>
          </table:table-cell>
          <table:table-cell office:value-type="float" office:value="60601840" calcext:value-type="float">
            <text:p>60601840</text:p>
          </table:table-cell>
          <table:table-cell office:value-type="float" office:value="29.68" calcext:value-type="float">
            <text:p>29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55937" calcext:value-type="float">
            <text:p>55937</text:p>
          </table:table-cell>
          <table:table-cell office:value-type="float" office:value="1831168" calcext:value-type="float">
            <text:p>1831168</text:p>
          </table:table-cell>
          <table:table-cell office:value-type="float" office:value="0" calcext:value-type="float">
            <text:p>0</text:p>
          </table:table-cell>
          <table:table-cell office:value-type="float" office:value="96557080" calcext:value-type="float">
            <text:p>96557080</text:p>
          </table:table-cell>
          <table:table-cell office:value-type="float" office:value="32.74" calcext:value-type="float">
            <text:p>32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55937" calcext:value-type="float">
            <text:p>55937</text:p>
          </table:table-cell>
          <table:table-cell office:value-type="float" office:value="1831168" calcext:value-type="float">
            <text:p>1831168</text:p>
          </table:table-cell>
          <table:table-cell office:value-type="float" office:value="0" calcext:value-type="float">
            <text:p>0</text:p>
          </table:table-cell>
          <table:table-cell office:value-type="float" office:value="54171188" calcext:value-type="float">
            <text:p>54171188</text:p>
          </table:table-cell>
          <table:table-cell office:value-type="float" office:value="32.74" calcext:value-type="float">
            <text:p>32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55937" calcext:value-type="float">
            <text:p>55937</text:p>
          </table:table-cell>
          <table:table-cell office:value-type="float" office:value="1831168" calcext:value-type="float">
            <text:p>1831168</text:p>
          </table:table-cell>
          <table:table-cell office:value-type="float" office:value="0" calcext:value-type="float">
            <text:p>0</text:p>
          </table:table-cell>
          <table:table-cell office:value-type="float" office:value="90591084" calcext:value-type="float">
            <text:p>90591084</text:p>
          </table:table-cell>
          <table:table-cell office:value-type="float" office:value="32.74" calcext:value-type="float">
            <text:p>32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55937" calcext:value-type="float">
            <text:p>55937</text:p>
          </table:table-cell>
          <table:table-cell office:value-type="float" office:value="1831168" calcext:value-type="float">
            <text:p>1831168</text:p>
          </table:table-cell>
          <table:table-cell office:value-type="float" office:value="0" calcext:value-type="float">
            <text:p>0</text:p>
          </table:table-cell>
          <table:table-cell office:value-type="float" office:value="96863040" calcext:value-type="float">
            <text:p>96863040</text:p>
          </table:table-cell>
          <table:table-cell office:value-type="float" office:value="32.74" calcext:value-type="float">
            <text:p>32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55181" calcext:value-type="float">
            <text:p>55181</text:p>
          </table:table-cell>
          <table:table-cell office:value-type="float" office:value="1637885" calcext:value-type="float">
            <text:p>1637885</text:p>
          </table:table-cell>
          <table:table-cell office:value-type="float" office:value="0" calcext:value-type="float">
            <text:p>0</text:p>
          </table:table-cell>
          <table:table-cell office:value-type="float" office:value="94696884" calcext:value-type="float">
            <text:p>94696884</text:p>
          </table:table-cell>
          <table:table-cell office:value-type="float" office:value="29.68" calcext:value-type="float">
            <text:p>29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55181" calcext:value-type="float">
            <text:p>55181</text:p>
          </table:table-cell>
          <table:table-cell office:value-type="float" office:value="1637885" calcext:value-type="float">
            <text:p>1637885</text:p>
          </table:table-cell>
          <table:table-cell office:value-type="float" office:value="0" calcext:value-type="float">
            <text:p>0</text:p>
          </table:table-cell>
          <table:table-cell office:value-type="float" office:value="169909088" calcext:value-type="float">
            <text:p>169909088</text:p>
          </table:table-cell>
          <table:table-cell office:value-type="float" office:value="29.68" calcext:value-type="float">
            <text:p>29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55181" calcext:value-type="float">
            <text:p>55181</text:p>
          </table:table-cell>
          <table:table-cell office:value-type="float" office:value="1637885" calcext:value-type="float">
            <text:p>1637885</text:p>
          </table:table-cell>
          <table:table-cell office:value-type="float" office:value="0" calcext:value-type="float">
            <text:p>0</text:p>
          </table:table-cell>
          <table:table-cell office:value-type="float" office:value="90496632" calcext:value-type="float">
            <text:p>90496632</text:p>
          </table:table-cell>
          <table:table-cell office:value-type="float" office:value="29.68" calcext:value-type="float">
            <text:p>29.68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SUM([.F3:.F14])" office:value-type="float" office:value="16291518072" calcext:value-type="float">
            <text:p>16291518072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/>
          <table:table-cell table:formula="of:=[.D23]/[.D19]" office:value-type="float" office:value="0.544509549743774" calcext:value-type="float">
            <text:p>0.544509549743774</text:p>
          </table:table-cell>
          <table:table-cell table:formula="of:=[.D27]/[.D18]" office:value-type="float" office:value="0.455490450256226" calcext:value-type="float">
            <text:p>0.455490450256226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187703" calcext:value-type="float">
            <text:p>187703</text:p>
          </table:table-cell>
          <table:table-cell office:value-type="float" office:value="7510568" calcext:value-type="float">
            <text:p>7510568</text:p>
          </table:table-cell>
          <table:table-cell office:value-type="float" office:value="0" calcext:value-type="float">
            <text:p>0</text:p>
          </table:table-cell>
          <table:table-cell office:value-type="float" office:value="119841008" calcext:value-type="float">
            <text:p>119841008</text:p>
          </table:table-cell>
          <table:table-cell office:value-type="float" office:value="40.01" calcext:value-type="float">
            <text:p>40.01</text:p>
          </table:table-cell>
          <table:table-cell/>
          <table:table-cell table:formula="of:=([.F20]/2)+(([.F19]+[.F18])*[.I17])+[.F23]+[.F24]+[.F25]+[.F26]" office:value-type="float" office:value="5669829319.59007" calcext:value-type="float">
            <text:p>5669829319.59007</text:p>
          </table:table-cell>
          <table:table-cell table:style-name="ce1" table:formula="of:=([.F20]/2)+(([.F19]+[.F18])*[.J17])+[.F22]+[.F27]+[.F28]+[.F29]" office:value-type="float" office:value="5846173708.40993" calcext:value-type="float">
            <text:p>5846173708.40993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187703" calcext:value-type="float">
            <text:p>187703</text:p>
          </table:table-cell>
          <table:table-cell office:value-type="float" office:value="7510568" calcext:value-type="float">
            <text:p>7510568</text:p>
          </table:table-cell>
          <table:table-cell office:value-type="float" office:value="0" calcext:value-type="float">
            <text:p>0</text:p>
          </table:table-cell>
          <table:table-cell office:value-type="float" office:value="722464740" calcext:value-type="float">
            <text:p>722464740</text:p>
          </table:table-cell>
          <table:table-cell office:value-type="float" office:value="40.01" calcext:value-type="float">
            <text:p>40.01</text:p>
          </table:table-cell>
          <table:table-cell/>
          <table:table-cell table:formula="of:=[.I18]/[.D23]" office:value-type="float" office:value="1386.41006294786" calcext:value-type="float">
            <text:p>1386.41006294786</text:p>
          </table:table-cell>
          <table:table-cell table:formula="of:=[.J18]/[.D22]" office:value-type="float" office:value="1708.91183271108" calcext:value-type="float">
            <text:p>1708.91183271108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1633375" calcext:value-type="float">
            <text:p>1633375</text:p>
          </table:table-cell>
          <table:table-cell office:value-type="float" office:value="139437561" calcext:value-type="float">
            <text:p>139437561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9128757536" calcext:value-type="float">
            <text:p>9128757536</text:p>
          </table:table-cell>
          <table:table-cell office:value-type="float" office:value="85.37" calcext:value-type="float">
            <text:p>85.37</text:p>
          </table:table-cell>
          <table:table-cell office:value-type="string" calcext:value-type="string">
            <text:p>TOTAL</text:p>
          </table:table-cell>
          <table:table-cell table:formula="of:=[.I18]+[.J18]" office:value-type="float" office:value="11516003028" calcext:value-type="float">
            <text:p>11516003028</text:p>
          </table:table-cell>
          <table:table-cell/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270263" calcext:value-type="float">
            <text:p>1270263</text:p>
          </table:table-cell>
          <table:table-cell office:value-type="float" office:value="131926993" calcext:value-type="float">
            <text:p>131926993</text:p>
          </table:table-cell>
          <table:table-cell office:value-type="float" office:value="0" calcext:value-type="float">
            <text:p>0</text:p>
          </table:table-cell>
          <table:table-cell office:value-type="float" office:value="4828574612" calcext:value-type="float">
            <text:p>4828574612</text:p>
          </table:table-cell>
          <table:table-cell office:value-type="float" office:value="103.86" calcext:value-type="float">
            <text:p>103.86</text:p>
          </table:table-cell>
          <table:table-cell/>
          <table:table-cell table:formula="of:=[.F30]-[.I20]" office:value-type="float" office:value="4828574612" calcext:value-type="float">
            <text:p>4828574612</text:p>
          </table:table-cell>
          <table:table-cell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93686" calcext:value-type="float">
            <text:p>93686</text:p>
          </table:table-cell>
          <table:table-cell office:value-type="float" office:value="3420992" calcext:value-type="float">
            <text:p>3420992</text:p>
          </table:table-cell>
          <table:table-cell office:value-type="float" office:value="0" calcext:value-type="float">
            <text:p>0</text:p>
          </table:table-cell>
          <table:table-cell office:value-type="float" office:value="105521600" calcext:value-type="float">
            <text:p>105521600</text:p>
          </table:table-cell>
          <table:table-cell office:value-type="float" office:value="36.52" calcext:value-type="float">
            <text:p>36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94466" calcext:value-type="float">
            <text:p>94466</text:p>
          </table:table-cell>
          <table:table-cell office:value-type="float" office:value="4089576" calcext:value-type="float">
            <text:p>4089576</text:p>
          </table:table-cell>
          <table:table-cell office:value-type="float" office:value="0" calcext:value-type="float">
            <text:p>0</text:p>
          </table:table-cell>
          <table:table-cell office:value-type="float" office:value="180562604" calcext:value-type="float">
            <text:p>180562604</text:p>
          </table:table-cell>
          <table:table-cell office:value-type="float" office:value="43.29" calcext:value-type="float">
            <text:p>43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94466" calcext:value-type="float">
            <text:p>94466</text:p>
          </table:table-cell>
          <table:table-cell office:value-type="float" office:value="4089576" calcext:value-type="float">
            <text:p>4089576</text:p>
          </table:table-cell>
          <table:table-cell office:value-type="float" office:value="0" calcext:value-type="float">
            <text:p>0</text:p>
          </table:table-cell>
          <table:table-cell office:value-type="float" office:value="107920584" calcext:value-type="float">
            <text:p>107920584</text:p>
          </table:table-cell>
          <table:table-cell office:value-type="float" office:value="43.29" calcext:value-type="float">
            <text:p>43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94466" calcext:value-type="float">
            <text:p>94466</text:p>
          </table:table-cell>
          <table:table-cell office:value-type="float" office:value="4089576" calcext:value-type="float">
            <text:p>4089576</text:p>
          </table:table-cell>
          <table:table-cell office:value-type="float" office:value="0" calcext:value-type="float">
            <text:p>0</text:p>
          </table:table-cell>
          <table:table-cell office:value-type="float" office:value="179493848" calcext:value-type="float">
            <text:p>179493848</text:p>
          </table:table-cell>
          <table:table-cell office:value-type="float" office:value="43.29" calcext:value-type="float">
            <text:p>43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94466" calcext:value-type="float">
            <text:p>94466</text:p>
          </table:table-cell>
          <table:table-cell office:value-type="float" office:value="4089576" calcext:value-type="float">
            <text:p>4089576</text:p>
          </table:table-cell>
          <table:table-cell office:value-type="float" office:value="0" calcext:value-type="float">
            <text:p>0</text:p>
          </table:table-cell>
          <table:table-cell office:value-type="float" office:value="178829992" calcext:value-type="float">
            <text:p>178829992</text:p>
          </table:table-cell>
          <table:table-cell office:value-type="float" office:value="43.29" calcext:value-type="float">
            <text:p>43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93686" calcext:value-type="float">
            <text:p>93686</text:p>
          </table:table-cell>
          <table:table-cell office:value-type="float" office:value="3420992" calcext:value-type="float">
            <text:p>3420992</text:p>
          </table:table-cell>
          <table:table-cell office:value-type="float" office:value="0" calcext:value-type="float">
            <text:p>0</text:p>
          </table:table-cell>
          <table:table-cell office:value-type="float" office:value="183799544" calcext:value-type="float">
            <text:p>183799544</text:p>
          </table:table-cell>
          <table:table-cell office:value-type="float" office:value="36.52" calcext:value-type="float">
            <text:p>36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93686" calcext:value-type="float">
            <text:p>93686</text:p>
          </table:table-cell>
          <table:table-cell office:value-type="float" office:value="3420992" calcext:value-type="float">
            <text:p>3420992</text:p>
          </table:table-cell>
          <table:table-cell office:value-type="float" office:value="0" calcext:value-type="float">
            <text:p>0</text:p>
          </table:table-cell>
          <table:table-cell office:value-type="float" office:value="332223652" calcext:value-type="float">
            <text:p>332223652</text:p>
          </table:table-cell>
          <table:table-cell office:value-type="float" office:value="36.52" calcext:value-type="float">
            <text:p>36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93686" calcext:value-type="float">
            <text:p>93686</text:p>
          </table:table-cell>
          <table:table-cell office:value-type="float" office:value="3420992" calcext:value-type="float">
            <text:p>3420992</text:p>
          </table:table-cell>
          <table:table-cell office:value-type="float" office:value="0" calcext:value-type="float">
            <text:p>0</text:p>
          </table:table-cell>
          <table:table-cell office:value-type="float" office:value="276587920" calcext:value-type="float">
            <text:p>276587920</text:p>
          </table:table-cell>
          <table:table-cell office:value-type="float" office:value="36.52" calcext:value-type="float">
            <text:p>36.52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SUM([.F18:.F29])" office:value-type="float" office:value="16344577640" calcext:value-type="float">
            <text:p>16344577640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/>
          <table:table-cell table:formula="of:=[.D38]/[.D34]" office:value-type="float" office:value="0.527792444135037" calcext:value-type="float">
            <text:p>0.527792444135037</text:p>
          </table:table-cell>
          <table:table-cell table:formula="of:=[.D42]/[.D33]" office:value-type="float" office:value="0.472207555864963" calcext:value-type="float">
            <text:p>0.472207555864963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4715" calcext:value-type="float">
            <text:p>204715</text:p>
          </table:table-cell>
          <table:table-cell office:value-type="float" office:value="12748375" calcext:value-type="float">
            <text:p>12748375</text:p>
          </table:table-cell>
          <table:table-cell office:value-type="float" office:value="0" calcext:value-type="float">
            <text:p>0</text:p>
          </table:table-cell>
          <table:table-cell office:value-type="float" office:value="160783836" calcext:value-type="float">
            <text:p>160783836</text:p>
          </table:table-cell>
          <table:table-cell office:value-type="float" office:value="62.27" calcext:value-type="float">
            <text:p>62.27</text:p>
          </table:table-cell>
          <table:table-cell/>
          <table:table-cell table:formula="of:=([.F35]/2)+(([.F34]+[.F33])*[.I32])+[.F38]+[.F39]+[.F40]+[.F41]" office:value-type="float" office:value="5815453086.254" calcext:value-type="float">
            <text:p>5815453086.254</text:p>
          </table:table-cell>
          <table:table-cell table:style-name="ce1" table:formula="of:=([.F35]/2)+(([.F34]+[.F33])*[.J32])+[.F37]+[.F42]+[.F43]+[.F44]" office:value-type="float" office:value="6016851581.746" calcext:value-type="float">
            <text:p>6016851581.746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4715" calcext:value-type="float">
            <text:p>204715</text:p>
          </table:table-cell>
          <table:table-cell office:value-type="float" office:value="12748375" calcext:value-type="float">
            <text:p>12748375</text:p>
          </table:table-cell>
          <table:table-cell office:value-type="float" office:value="0" calcext:value-type="float">
            <text:p>0</text:p>
          </table:table-cell>
          <table:table-cell office:value-type="float" office:value="1137033588" calcext:value-type="float">
            <text:p>1137033588</text:p>
          </table:table-cell>
          <table:table-cell office:value-type="float" office:value="62.27" calcext:value-type="float">
            <text:p>62.27</text:p>
          </table:table-cell>
          <table:table-cell/>
          <table:table-cell table:formula="of:=[.I33]/[.D38]" office:value-type="float" office:value="864.302079729853" calcext:value-type="float">
            <text:p>864.302079729853</text:p>
          </table:table-cell>
          <table:table-cell table:formula="of:=[.J33]/[.D37]" office:value-type="float" office:value="999.497096494133" calcext:value-type="float">
            <text:p>999.497096494133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1200831" calcext:value-type="float">
            <text:p>1200831</text:p>
          </table:table-cell>
          <table:table-cell office:value-type="float" office:value="139284738" calcext:value-type="float">
            <text:p>139284738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8394140368" calcext:value-type="float">
            <text:p>8394140368</text:p>
          </table:table-cell>
          <table:table-cell office:value-type="float" office:value="115.99" calcext:value-type="float">
            <text:p>115.99</text:p>
          </table:table-cell>
          <table:table-cell office:value-type="string" calcext:value-type="string">
            <text:p>TOTAL</text:p>
          </table:table-cell>
          <table:table-cell table:formula="of:=[.I33]+[.J33]" office:value-type="float" office:value="11832304668" calcext:value-type="float">
            <text:p>11832304668</text:p>
          </table:table-cell>
          <table:table-cell/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835462" calcext:value-type="float">
            <text:p>835462</text:p>
          </table:table-cell>
          <table:table-cell office:value-type="float" office:value="126536363" calcext:value-type="float">
            <text:p>126536363</text:p>
          </table:table-cell>
          <table:table-cell office:value-type="float" office:value="0" calcext:value-type="float">
            <text:p>0</text:p>
          </table:table-cell>
          <table:table-cell office:value-type="float" office:value="4505729416" calcext:value-type="float">
            <text:p>4505729416</text:p>
          </table:table-cell>
          <table:table-cell office:value-type="float" office:value="151.46" calcext:value-type="float">
            <text:p>151.46</text:p>
          </table:table-cell>
          <table:table-cell/>
          <table:table-cell table:formula="of:=[.F45]-[.I35]" office:value-type="float" office:value="4505729416" calcext:value-type="float">
            <text:p>4505729416</text:p>
          </table:table-cell>
          <table:table-cell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2352" calcext:value-type="float">
            <text:p>102352</text:p>
          </table:table-cell>
          <table:table-cell office:value-type="float" office:value="6019879" calcext:value-type="float">
            <text:p>6019879</text:p>
          </table:table-cell>
          <table:table-cell office:value-type="float" office:value="0" calcext:value-type="float">
            <text:p>0</text:p>
          </table:table-cell>
          <table:table-cell office:value-type="float" office:value="124950288" calcext:value-type="float">
            <text:p>124950288</text:p>
          </table:table-cell>
          <table:table-cell office:value-type="float" office:value="58.82" calcext:value-type="float">
            <text:p>58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3030" calcext:value-type="float">
            <text:p>103030</text:p>
          </table:table-cell>
          <table:table-cell office:value-type="float" office:value="6728496" calcext:value-type="float">
            <text:p>6728496</text:p>
          </table:table-cell>
          <table:table-cell office:value-type="float" office:value="0" calcext:value-type="float">
            <text:p>0</text:p>
          </table:table-cell>
          <table:table-cell office:value-type="float" office:value="258951600" calcext:value-type="float">
            <text:p>258951600</text:p>
          </table:table-cell>
          <table:table-cell office:value-type="float" office:value="65.31" calcext:value-type="float">
            <text:p>65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3030" calcext:value-type="float">
            <text:p>103030</text:p>
          </table:table-cell>
          <table:table-cell office:value-type="float" office:value="6728496" calcext:value-type="float">
            <text:p>6728496</text:p>
          </table:table-cell>
          <table:table-cell office:value-type="float" office:value="0" calcext:value-type="float">
            <text:p>0</text:p>
          </table:table-cell>
          <table:table-cell office:value-type="float" office:value="162242480" calcext:value-type="float">
            <text:p>162242480</text:p>
          </table:table-cell>
          <table:table-cell office:value-type="float" office:value="65.31" calcext:value-type="float">
            <text:p>65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3030" calcext:value-type="float">
            <text:p>103030</text:p>
          </table:table-cell>
          <table:table-cell office:value-type="float" office:value="6728496" calcext:value-type="float">
            <text:p>6728496</text:p>
          </table:table-cell>
          <table:table-cell office:value-type="float" office:value="0" calcext:value-type="float">
            <text:p>0</text:p>
          </table:table-cell>
          <table:table-cell office:value-type="float" office:value="255500664" calcext:value-type="float">
            <text:p>255500664</text:p>
          </table:table-cell>
          <table:table-cell office:value-type="float" office:value="65.31" calcext:value-type="float">
            <text:p>65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3030" calcext:value-type="float">
            <text:p>103030</text:p>
          </table:table-cell>
          <table:table-cell office:value-type="float" office:value="6728496" calcext:value-type="float">
            <text:p>6728496</text:p>
          </table:table-cell>
          <table:table-cell office:value-type="float" office:value="0" calcext:value-type="float">
            <text:p>0</text:p>
          </table:table-cell>
          <table:table-cell office:value-type="float" office:value="256709928" calcext:value-type="float">
            <text:p>256709928</text:p>
          </table:table-cell>
          <table:table-cell office:value-type="float" office:value="65.31" calcext:value-type="float">
            <text:p>65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2352" calcext:value-type="float">
            <text:p>102352</text:p>
          </table:table-cell>
          <table:table-cell office:value-type="float" office:value="6019879" calcext:value-type="float">
            <text:p>6019879</text:p>
          </table:table-cell>
          <table:table-cell office:value-type="float" office:value="0" calcext:value-type="float">
            <text:p>0</text:p>
          </table:table-cell>
          <table:table-cell office:value-type="float" office:value="269296816" calcext:value-type="float">
            <text:p>269296816</text:p>
          </table:table-cell>
          <table:table-cell office:value-type="float" office:value="58.82" calcext:value-type="float">
            <text:p>58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2352" calcext:value-type="float">
            <text:p>102352</text:p>
          </table:table-cell>
          <table:table-cell office:value-type="float" office:value="6019879" calcext:value-type="float">
            <text:p>6019879</text:p>
          </table:table-cell>
          <table:table-cell office:value-type="float" office:value="0" calcext:value-type="float">
            <text:p>0</text:p>
          </table:table-cell>
          <table:table-cell office:value-type="float" office:value="540407544" calcext:value-type="float">
            <text:p>540407544</text:p>
          </table:table-cell>
          <table:table-cell office:value-type="float" office:value="58.82" calcext:value-type="float">
            <text:p>58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2352" calcext:value-type="float">
            <text:p>102352</text:p>
          </table:table-cell>
          <table:table-cell office:value-type="float" office:value="6019879" calcext:value-type="float">
            <text:p>6019879</text:p>
          </table:table-cell>
          <table:table-cell office:value-type="float" office:value="0" calcext:value-type="float">
            <text:p>0</text:p>
          </table:table-cell>
          <table:table-cell office:value-type="float" office:value="272287556" calcext:value-type="float">
            <text:p>272287556</text:p>
          </table:table-cell>
          <table:table-cell office:value-type="float" office:value="58.82" calcext:value-type="float">
            <text:p>58.82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SUM([.F33:.F44])" office:value-type="float" office:value="16338034084" calcext:value-type="float">
            <text:p>16338034084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/>
          <table:table-cell table:formula="of:=[.D53]/[.D49]" office:value-type="float" office:value="0.526914383166923" calcext:value-type="float">
            <text:p>0.526914383166923</text:p>
          </table:table-cell>
          <table:table-cell table:formula="of:=[.D57]/[.D48]" office:value-type="float" office:value="0.473085616833077" calcext:value-type="float">
            <text:p>0.473085616833077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143961" calcext:value-type="float">
            <text:p>143961</text:p>
          </table:table-cell>
          <table:table-cell office:value-type="float" office:value="19356509" calcext:value-type="float">
            <text:p>19356509</text:p>
          </table:table-cell>
          <table:table-cell office:value-type="float" office:value="0" calcext:value-type="float">
            <text:p>0</text:p>
          </table:table-cell>
          <table:table-cell office:value-type="float" office:value="185224160" calcext:value-type="float">
            <text:p>185224160</text:p>
          </table:table-cell>
          <table:table-cell office:value-type="float" office:value="134.46" calcext:value-type="float">
            <text:p>134.46</text:p>
          </table:table-cell>
          <table:table-cell/>
          <table:table-cell table:formula="of:=([.F50]/2)+(([.F49]+[.F48])*[.I47])+[.F53]+[.F54]+[.F55]+[.F56]" office:value-type="float" office:value="5918311736.58905" calcext:value-type="float">
            <text:p>5918311736.58905</text:p>
          </table:table-cell>
          <table:table-cell table:style-name="ce1" table:formula="of:=([.F50]/2)+(([.F49]+[.F48])*[.J47])+[.F52]+[.F57]+[.F58]+[.F59]" office:value-type="float" office:value="6200437387.41095" calcext:value-type="float">
            <text:p>6200437387.41095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143961" calcext:value-type="float">
            <text:p>143961</text:p>
          </table:table-cell>
          <table:table-cell office:value-type="float" office:value="19356509" calcext:value-type="float">
            <text:p>19356509</text:p>
          </table:table-cell>
          <table:table-cell office:value-type="float" office:value="0" calcext:value-type="float">
            <text:p>0</text:p>
          </table:table-cell>
          <table:table-cell office:value-type="float" office:value="1575671280" calcext:value-type="float">
            <text:p>1575671280</text:p>
          </table:table-cell>
          <table:table-cell office:value-type="float" office:value="134.46" calcext:value-type="float">
            <text:p>134.46</text:p>
          </table:table-cell>
          <table:table-cell/>
          <table:table-cell table:formula="of:=[.I48]/[.D53]" office:value-type="float" office:value="580.270843826932" calcext:value-type="float">
            <text:p>580.270843826932</text:p>
          </table:table-cell>
          <table:table-cell table:formula="of:=[.J48]/[.D52]" office:value-type="float" office:value="677.104262923638" calcext:value-type="float">
            <text:p>677.104262923638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894190" calcext:value-type="float">
            <text:p>894190</text:p>
          </table:table-cell>
          <table:table-cell office:value-type="float" office:value="136623972" calcext:value-type="float">
            <text:p>136623972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7539428980" calcext:value-type="float">
            <text:p>7539428980</text:p>
          </table:table-cell>
          <table:table-cell office:value-type="float" office:value="152.79" calcext:value-type="float">
            <text:p>152.79</text:p>
          </table:table-cell>
          <table:table-cell office:value-type="string" calcext:value-type="string">
            <text:p>TOTAL</text:p>
          </table:table-cell>
          <table:table-cell table:formula="of:=[.I48]+[.J48]" office:value-type="float" office:value="12118749124" calcext:value-type="float">
            <text:p>12118749124</text:p>
          </table:table-cell>
          <table:table-cell/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526477" calcext:value-type="float">
            <text:p>526477</text:p>
          </table:table-cell>
          <table:table-cell office:value-type="float" office:value="117267463" calcext:value-type="float">
            <text:p>117267463</text:p>
          </table:table-cell>
          <table:table-cell office:value-type="float" office:value="0" calcext:value-type="float">
            <text:p>0</text:p>
          </table:table-cell>
          <table:table-cell office:value-type="float" office:value="4229967904" calcext:value-type="float">
            <text:p>4229967904</text:p>
          </table:table-cell>
          <table:table-cell office:value-type="float" office:value="222.74" calcext:value-type="float">
            <text:p>222.74</text:p>
          </table:table-cell>
          <table:table-cell/>
          <table:table-cell table:formula="of:=[.F60]-[.I50]" office:value-type="float" office:value="4229967904" calcext:value-type="float">
            <text:p>4229967904</text:p>
          </table:table-cell>
          <table:table-cell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71627" calcext:value-type="float">
            <text:p>71627</text:p>
          </table:table-cell>
          <table:table-cell office:value-type="float" office:value="9157286" calcext:value-type="float">
            <text:p>9157286</text:p>
          </table:table-cell>
          <table:table-cell office:value-type="float" office:value="0" calcext:value-type="float">
            <text:p>0</text:p>
          </table:table-cell>
          <table:table-cell office:value-type="float" office:value="136886496" calcext:value-type="float">
            <text:p>136886496</text:p>
          </table:table-cell>
          <table:table-cell office:value-type="float" office:value="127.85" calcext:value-type="float">
            <text:p>127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79562" calcext:value-type="float">
            <text:p>79562</text:p>
          </table:table-cell>
          <table:table-cell office:value-type="float" office:value="10199223" calcext:value-type="float">
            <text:p>10199223</text:p>
          </table:table-cell>
          <table:table-cell office:value-type="float" office:value="0" calcext:value-type="float">
            <text:p>0</text:p>
          </table:table-cell>
          <table:table-cell office:value-type="float" office:value="330458604" calcext:value-type="float">
            <text:p>330458604</text:p>
          </table:table-cell>
          <table:table-cell office:value-type="float" office:value="128.19" calcext:value-type="float">
            <text:p>128.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79562" calcext:value-type="float">
            <text:p>79562</text:p>
          </table:table-cell>
          <table:table-cell office:value-type="float" office:value="10199223" calcext:value-type="float">
            <text:p>10199223</text:p>
          </table:table-cell>
          <table:table-cell office:value-type="float" office:value="0" calcext:value-type="float">
            <text:p>0</text:p>
          </table:table-cell>
          <table:table-cell office:value-type="float" office:value="231256592" calcext:value-type="float">
            <text:p>231256592</text:p>
          </table:table-cell>
          <table:table-cell office:value-type="float" office:value="128.19" calcext:value-type="float">
            <text:p>128.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79562" calcext:value-type="float">
            <text:p>79562</text:p>
          </table:table-cell>
          <table:table-cell office:value-type="float" office:value="10199223" calcext:value-type="float">
            <text:p>10199223</text:p>
          </table:table-cell>
          <table:table-cell office:value-type="float" office:value="0" calcext:value-type="float">
            <text:p>0</text:p>
          </table:table-cell>
          <table:table-cell office:value-type="float" office:value="329909832" calcext:value-type="float">
            <text:p>329909832</text:p>
          </table:table-cell>
          <table:table-cell office:value-type="float" office:value="128.19" calcext:value-type="float">
            <text:p>128.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79562" calcext:value-type="float">
            <text:p>79562</text:p>
          </table:table-cell>
          <table:table-cell office:value-type="float" office:value="10199223" calcext:value-type="float">
            <text:p>10199223</text:p>
          </table:table-cell>
          <table:table-cell office:value-type="float" office:value="0" calcext:value-type="float">
            <text:p>0</text:p>
          </table:table-cell>
          <table:table-cell office:value-type="float" office:value="329131084" calcext:value-type="float">
            <text:p>329131084</text:p>
          </table:table-cell>
          <table:table-cell office:value-type="float" office:value="128.19" calcext:value-type="float">
            <text:p>128.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71627" calcext:value-type="float">
            <text:p>71627</text:p>
          </table:table-cell>
          <table:table-cell office:value-type="float" office:value="9157286" calcext:value-type="float">
            <text:p>9157286</text:p>
          </table:table-cell>
          <table:table-cell office:value-type="float" office:value="0" calcext:value-type="float">
            <text:p>0</text:p>
          </table:table-cell>
          <table:table-cell office:value-type="float" office:value="332639420" calcext:value-type="float">
            <text:p>332639420</text:p>
          </table:table-cell>
          <table:table-cell office:value-type="float" office:value="127.85" calcext:value-type="float">
            <text:p>127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71627" calcext:value-type="float">
            <text:p>71627</text:p>
          </table:table-cell>
          <table:table-cell office:value-type="float" office:value="9157286" calcext:value-type="float">
            <text:p>9157286</text:p>
          </table:table-cell>
          <table:table-cell office:value-type="float" office:value="0" calcext:value-type="float">
            <text:p>0</text:p>
          </table:table-cell>
          <table:table-cell office:value-type="float" office:value="760893452" calcext:value-type="float">
            <text:p>760893452</text:p>
          </table:table-cell>
          <table:table-cell office:value-type="float" office:value="127.85" calcext:value-type="float">
            <text:p>127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71627" calcext:value-type="float">
            <text:p>71627</text:p>
          </table:table-cell>
          <table:table-cell office:value-type="float" office:value="9157286" calcext:value-type="float">
            <text:p>9157286</text:p>
          </table:table-cell>
          <table:table-cell office:value-type="float" office:value="0" calcext:value-type="float">
            <text:p>0</text:p>
          </table:table-cell>
          <table:table-cell office:value-type="float" office:value="367249224" calcext:value-type="float">
            <text:p>367249224</text:p>
          </table:table-cell>
          <table:table-cell office:value-type="float" office:value="127.85" calcext:value-type="float">
            <text:p>127.85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SUM([.F48:.F59])" office:value-type="float" office:value="16348717028" calcext:value-type="float">
            <text:p>16348717028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/>
          <table:table-cell table:formula="of:=[.D68]/[.D64]" office:value-type="float" office:value="0.525786667480509" calcext:value-type="float">
            <text:p>0.525786667480509</text:p>
          </table:table-cell>
          <table:table-cell table:formula="of:=[.D72]/[.D63]" office:value-type="float" office:value="0.474213332519491" calcext:value-type="float">
            <text:p>0.474213332519491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4985" calcext:value-type="float">
            <text:p>174985</text:p>
          </table:table-cell>
          <table:table-cell office:value-type="float" office:value="23853916" calcext:value-type="float">
            <text:p>23853916</text:p>
          </table:table-cell>
          <table:table-cell office:value-type="float" office:value="0" calcext:value-type="float">
            <text:p>0</text:p>
          </table:table-cell>
          <table:table-cell office:value-type="float" office:value="248585844" calcext:value-type="float">
            <text:p>248585844</text:p>
          </table:table-cell>
          <table:table-cell office:value-type="float" office:value="136.32" calcext:value-type="float">
            <text:p>136.32</text:p>
          </table:table-cell>
          <table:table-cell/>
          <table:table-cell table:formula="of:=([.F65]/2)+(([.F64]+[.F63])*[.I62])+[.F68]+[.F69]+[.F70]+[.F71]" office:value-type="float" office:value="5591790685.24095" calcext:value-type="float">
            <text:p>5591790685.24095</text:p>
          </table:table-cell>
          <table:table-cell table:style-name="ce1" table:formula="of:=([.F65]/2)+(([.F64]+[.F63])*[.J62])+[.F67]+[.F72]+[.F73]+[.F74]" office:value-type="float" office:value="5948013882.75905" calcext:value-type="float">
            <text:p>5948013882.75905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4985" calcext:value-type="float">
            <text:p>174985</text:p>
          </table:table-cell>
          <table:table-cell office:value-type="float" office:value="23853916" calcext:value-type="float">
            <text:p>23853916</text:p>
          </table:table-cell>
          <table:table-cell office:value-type="float" office:value="0" calcext:value-type="float">
            <text:p>0</text:p>
          </table:table-cell>
          <table:table-cell office:value-type="float" office:value="1928004880" calcext:value-type="float">
            <text:p>1928004880</text:p>
          </table:table-cell>
          <table:table-cell office:value-type="float" office:value="136.32" calcext:value-type="float">
            <text:p>136.32</text:p>
          </table:table-cell>
          <table:table-cell/>
          <table:table-cell table:formula="of:=[.I63]/[.D68]" office:value-type="float" office:value="445.842690991061" calcext:value-type="float">
            <text:p>445.842690991061</text:p>
          </table:table-cell>
          <table:table-cell table:formula="of:=[.J63]/[.D67]" office:value-type="float" office:value="525.821727822389" calcext:value-type="float">
            <text:p>525.821727822389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799132" calcext:value-type="float">
            <text:p>799132</text:p>
          </table:table-cell>
          <table:table-cell office:value-type="float" office:value="121173480" calcext:value-type="float">
            <text:p>121173480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5841795452" calcext:value-type="float">
            <text:p>5841795452</text:p>
          </table:table-cell>
          <table:table-cell office:value-type="float" office:value="151.63" calcext:value-type="float">
            <text:p>151.63</text:p>
          </table:table-cell>
          <table:table-cell office:value-type="string" calcext:value-type="string">
            <text:p>TOTAL</text:p>
          </table:table-cell>
          <table:table-cell table:formula="of:=[.I63]+[.J63]" office:value-type="float" office:value="11539804568" calcext:value-type="float">
            <text:p>11539804568</text:p>
          </table:table-cell>
          <table:table-cell/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461949" calcext:value-type="float">
            <text:p>461949</text:p>
          </table:table-cell>
          <table:table-cell office:value-type="float" office:value="97319564" calcext:value-type="float">
            <text:p>97319564</text:p>
          </table:table-cell>
          <table:table-cell office:value-type="float" office:value="0" calcext:value-type="float">
            <text:p>0</text:p>
          </table:table-cell>
          <table:table-cell office:value-type="float" office:value="4805098712" calcext:value-type="float">
            <text:p>4805098712</text:p>
          </table:table-cell>
          <table:table-cell office:value-type="float" office:value="210.67" calcext:value-type="float">
            <text:p>210.67</text:p>
          </table:table-cell>
          <table:table-cell/>
          <table:table-cell table:formula="of:=[.F75]-[.I65]" office:value-type="float" office:value="4805098712" calcext:value-type="float">
            <text:p>4805098712</text:p>
          </table:table-cell>
          <table:table-cell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88512" calcext:value-type="float">
            <text:p>88512</text:p>
          </table:table-cell>
          <table:table-cell office:value-type="float" office:value="11311845" calcext:value-type="float">
            <text:p>11311845</text:p>
          </table:table-cell>
          <table:table-cell office:value-type="float" office:value="0" calcext:value-type="float">
            <text:p>0</text:p>
          </table:table-cell>
          <table:table-cell office:value-type="float" office:value="172780024" calcext:value-type="float">
            <text:p>172780024</text:p>
          </table:table-cell>
          <table:table-cell office:value-type="float" office:value="127.8" calcext:value-type="float">
            <text:p>127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97858" calcext:value-type="float">
            <text:p>97858</text:p>
          </table:table-cell>
          <table:table-cell office:value-type="float" office:value="12542071" calcext:value-type="float">
            <text:p>12542071</text:p>
          </table:table-cell>
          <table:table-cell office:value-type="float" office:value="0" calcext:value-type="float">
            <text:p>0</text:p>
          </table:table-cell>
          <table:table-cell office:value-type="float" office:value="416186724" calcext:value-type="float">
            <text:p>416186724</text:p>
          </table:table-cell>
          <table:table-cell office:value-type="float" office:value="128.17" calcext:value-type="float">
            <text:p>128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97858" calcext:value-type="float">
            <text:p>97858</text:p>
          </table:table-cell>
          <table:table-cell office:value-type="float" office:value="12542071" calcext:value-type="float">
            <text:p>12542071</text:p>
          </table:table-cell>
          <table:table-cell office:value-type="float" office:value="0" calcext:value-type="float">
            <text:p>0</text:p>
          </table:table-cell>
          <table:table-cell office:value-type="float" office:value="277433564" calcext:value-type="float">
            <text:p>277433564</text:p>
          </table:table-cell>
          <table:table-cell office:value-type="float" office:value="128.17" calcext:value-type="float">
            <text:p>128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97858" calcext:value-type="float">
            <text:p>97858</text:p>
          </table:table-cell>
          <table:table-cell office:value-type="float" office:value="12542071" calcext:value-type="float">
            <text:p>12542071</text:p>
          </table:table-cell>
          <table:table-cell office:value-type="float" office:value="0" calcext:value-type="float">
            <text:p>0</text:p>
          </table:table-cell>
          <table:table-cell office:value-type="float" office:value="412716116" calcext:value-type="float">
            <text:p>412716116</text:p>
          </table:table-cell>
          <table:table-cell office:value-type="float" office:value="128.17" calcext:value-type="float">
            <text:p>128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97858" calcext:value-type="float">
            <text:p>97858</text:p>
          </table:table-cell>
          <table:table-cell office:value-type="float" office:value="12542071" calcext:value-type="float">
            <text:p>12542071</text:p>
          </table:table-cell>
          <table:table-cell office:value-type="float" office:value="0" calcext:value-type="float">
            <text:p>0</text:p>
          </table:table-cell>
          <table:table-cell office:value-type="float" office:value="420134172" calcext:value-type="float">
            <text:p>420134172</text:p>
          </table:table-cell>
          <table:table-cell office:value-type="float" office:value="128.17" calcext:value-type="float">
            <text:p>128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88512" calcext:value-type="float">
            <text:p>88512</text:p>
          </table:table-cell>
          <table:table-cell office:value-type="float" office:value="11311845" calcext:value-type="float">
            <text:p>11311845</text:p>
          </table:table-cell>
          <table:table-cell office:value-type="float" office:value="0" calcext:value-type="float">
            <text:p>0</text:p>
          </table:table-cell>
          <table:table-cell office:value-type="float" office:value="424064024" calcext:value-type="float">
            <text:p>424064024</text:p>
          </table:table-cell>
          <table:table-cell office:value-type="float" office:value="127.8" calcext:value-type="float">
            <text:p>127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88512" calcext:value-type="float">
            <text:p>88512</text:p>
          </table:table-cell>
          <table:table-cell office:value-type="float" office:value="11311845" calcext:value-type="float">
            <text:p>11311845</text:p>
          </table:table-cell>
          <table:table-cell office:value-type="float" office:value="0" calcext:value-type="float">
            <text:p>0</text:p>
          </table:table-cell>
          <table:table-cell office:value-type="float" office:value="945184028" calcext:value-type="float">
            <text:p>945184028</text:p>
          </table:table-cell>
          <table:table-cell office:value-type="float" office:value="127.8" calcext:value-type="float">
            <text:p>127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88512" calcext:value-type="float">
            <text:p>88512</text:p>
          </table:table-cell>
          <table:table-cell office:value-type="float" office:value="11311845" calcext:value-type="float">
            <text:p>11311845</text:p>
          </table:table-cell>
          <table:table-cell office:value-type="float" office:value="0" calcext:value-type="float">
            <text:p>0</text:p>
          </table:table-cell>
          <table:table-cell office:value-type="float" office:value="452919740" calcext:value-type="float">
            <text:p>452919740</text:p>
          </table:table-cell>
          <table:table-cell office:value-type="float" office:value="127.8" calcext:value-type="float">
            <text:p>127.8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SUM([.F63:.F74])" office:value-type="float" office:value="16344903280" calcext:value-type="float">
            <text:p>1634490328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/>
          <table:table-cell table:formula="of:=[.D83]/[.D79]" office:value-type="float" office:value="0.528649635855591" calcext:value-type="float">
            <text:p>0.528649635855591</text:p>
          </table:table-cell>
          <table:table-cell table:formula="of:=[.D87]/[.D78]" office:value-type="float" office:value="0.471350364144409" calcext:value-type="float">
            <text:p>0.471350364144409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215953" calcext:value-type="float">
            <text:p>215953</text:p>
          </table:table-cell>
          <table:table-cell office:value-type="float" office:value="29407564" calcext:value-type="float">
            <text:p>29407564</text:p>
          </table:table-cell>
          <table:table-cell office:value-type="float" office:value="0" calcext:value-type="float">
            <text:p>0</text:p>
          </table:table-cell>
          <table:table-cell office:value-type="float" office:value="276015136" calcext:value-type="float">
            <text:p>276015136</text:p>
          </table:table-cell>
          <table:table-cell office:value-type="float" office:value="136.18" calcext:value-type="float">
            <text:p>136.18</text:p>
          </table:table-cell>
          <table:table-cell/>
          <table:table-cell table:formula="of:=([.F80]/2)+(([.F79]+[.F78])*[.I77])+[.F83]+[.F84]+[.F85]+[.F86]" office:value-type="float" office:value="6291037883.09507" calcext:value-type="float">
            <text:p>6291037883.09507</text:p>
          </table:table-cell>
          <table:table-cell table:style-name="ce1" table:formula="of:=([.F80]/2)+(([.F79]+[.F78])*[.J77])+[.F82]+[.F87]+[.F88]+[.F89]" office:value-type="float" office:value="6743454112.90493" calcext:value-type="float">
            <text:p>6743454112.90493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215953" calcext:value-type="float">
            <text:p>215953</text:p>
          </table:table-cell>
          <table:table-cell office:value-type="float" office:value="29407564" calcext:value-type="float">
            <text:p>29407564</text:p>
          </table:table-cell>
          <table:table-cell office:value-type="float" office:value="0" calcext:value-type="float">
            <text:p>0</text:p>
          </table:table-cell>
          <table:table-cell office:value-type="float" office:value="2371772692" calcext:value-type="float">
            <text:p>2371772692</text:p>
          </table:table-cell>
          <table:table-cell office:value-type="float" office:value="136.18" calcext:value-type="float">
            <text:p>136.18</text:p>
          </table:table-cell>
          <table:table-cell/>
          <table:table-cell table:formula="of:=[.I78]/[.D83]" office:value-type="float" office:value="404.664691432974" calcext:value-type="float">
            <text:p>404.664691432974</text:p>
          </table:table-cell>
          <table:table-cell table:formula="of:=[.J78]/[.D82]" office:value-type="float" office:value="486.496263249326" calcext:value-type="float">
            <text:p>486.496263249326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833275" calcext:value-type="float">
            <text:p>833275</text:p>
          </table:table-cell>
          <table:table-cell office:value-type="float" office:value="120891525" calcext:value-type="float">
            <text:p>120891525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6173778784" calcext:value-type="float">
            <text:p>6173778784</text:p>
          </table:table-cell>
          <table:table-cell office:value-type="float" office:value="145.08" calcext:value-type="float">
            <text:p>145.08</text:p>
          </table:table-cell>
          <table:table-cell office:value-type="string" calcext:value-type="string">
            <text:p>TOTAL</text:p>
          </table:table-cell>
          <table:table-cell table:formula="of:=[.I78]+[.J78]" office:value-type="float" office:value="13034491996" calcext:value-type="float">
            <text:p>13034491996</text:p>
          </table:table-cell>
          <table:table-cell/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458677" calcext:value-type="float">
            <text:p>458677</text:p>
          </table:table-cell>
          <table:table-cell office:value-type="float" office:value="91483961" calcext:value-type="float">
            <text:p>91483961</text:p>
          </table:table-cell>
          <table:table-cell office:value-type="float" office:value="0" calcext:value-type="float">
            <text:p>0</text:p>
          </table:table-cell>
          <table:table-cell office:value-type="float" office:value="3325654996" calcext:value-type="float">
            <text:p>3325654996</text:p>
          </table:table-cell>
          <table:table-cell office:value-type="float" office:value="199.45" calcext:value-type="float">
            <text:p>199.45</text:p>
          </table:table-cell>
          <table:table-cell/>
          <table:table-cell table:formula="of:=[.F90]-[.I80]" office:value-type="float" office:value="3325654996" calcext:value-type="float">
            <text:p>3325654996</text:p>
          </table:table-cell>
          <table:table-cell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8452" calcext:value-type="float">
            <text:p>108452</text:p>
          </table:table-cell>
          <table:table-cell office:value-type="float" office:value="13861266" calcext:value-type="float">
            <text:p>13861266</text:p>
          </table:table-cell>
          <table:table-cell office:value-type="float" office:value="0" calcext:value-type="float">
            <text:p>0</text:p>
          </table:table-cell>
          <table:table-cell office:value-type="float" office:value="196906208" calcext:value-type="float">
            <text:p>196906208</text:p>
          </table:table-cell>
          <table:table-cell office:value-type="float" office:value="127.81" calcext:value-type="float">
            <text:p>127.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121057" calcext:value-type="float">
            <text:p>121057</text:p>
          </table:table-cell>
          <table:table-cell office:value-type="float" office:value="15546298" calcext:value-type="float">
            <text:p>15546298</text:p>
          </table:table-cell>
          <table:table-cell office:value-type="float" office:value="0" calcext:value-type="float">
            <text:p>0</text:p>
          </table:table-cell>
          <table:table-cell office:value-type="float" office:value="495718572" calcext:value-type="float">
            <text:p>495718572</text:p>
          </table:table-cell>
          <table:table-cell office:value-type="float" office:value="128.42" calcext:value-type="float">
            <text:p>128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21057" calcext:value-type="float">
            <text:p>121057</text:p>
          </table:table-cell>
          <table:table-cell office:value-type="float" office:value="15546298" calcext:value-type="float">
            <text:p>15546298</text:p>
          </table:table-cell>
          <table:table-cell office:value-type="float" office:value="0" calcext:value-type="float">
            <text:p>0</text:p>
          </table:table-cell>
          <table:table-cell office:value-type="float" office:value="319086016" calcext:value-type="float">
            <text:p>319086016</text:p>
          </table:table-cell>
          <table:table-cell office:value-type="float" office:value="128.42" calcext:value-type="float">
            <text:p>128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21057" calcext:value-type="float">
            <text:p>121057</text:p>
          </table:table-cell>
          <table:table-cell office:value-type="float" office:value="15546298" calcext:value-type="float">
            <text:p>15546298</text:p>
          </table:table-cell>
          <table:table-cell office:value-type="float" office:value="0" calcext:value-type="float">
            <text:p>0</text:p>
          </table:table-cell>
          <table:table-cell office:value-type="float" office:value="500379600" calcext:value-type="float">
            <text:p>500379600</text:p>
          </table:table-cell>
          <table:table-cell office:value-type="float" office:value="128.42" calcext:value-type="float">
            <text:p>128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21057" calcext:value-type="float">
            <text:p>121057</text:p>
          </table:table-cell>
          <table:table-cell office:value-type="float" office:value="15546298" calcext:value-type="float">
            <text:p>15546298</text:p>
          </table:table-cell>
          <table:table-cell office:value-type="float" office:value="0" calcext:value-type="float">
            <text:p>0</text:p>
          </table:table-cell>
          <table:table-cell office:value-type="float" office:value="489212232" calcext:value-type="float">
            <text:p>489212232</text:p>
          </table:table-cell>
          <table:table-cell office:value-type="float" office:value="128.42" calcext:value-type="float">
            <text:p>128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8452" calcext:value-type="float">
            <text:p>108452</text:p>
          </table:table-cell>
          <table:table-cell office:value-type="float" office:value="13861266" calcext:value-type="float">
            <text:p>13861266</text:p>
          </table:table-cell>
          <table:table-cell office:value-type="float" office:value="0" calcext:value-type="float">
            <text:p>0</text:p>
          </table:table-cell>
          <table:table-cell office:value-type="float" office:value="511278976" calcext:value-type="float">
            <text:p>511278976</text:p>
          </table:table-cell>
          <table:table-cell office:value-type="float" office:value="127.81" calcext:value-type="float">
            <text:p>127.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8452" calcext:value-type="float">
            <text:p>108452</text:p>
          </table:table-cell>
          <table:table-cell office:value-type="float" office:value="13861266" calcext:value-type="float">
            <text:p>13861266</text:p>
          </table:table-cell>
          <table:table-cell office:value-type="float" office:value="0" calcext:value-type="float">
            <text:p>0</text:p>
          </table:table-cell>
          <table:table-cell office:value-type="float" office:value="1147507568" calcext:value-type="float">
            <text:p>1147507568</text:p>
          </table:table-cell>
          <table:table-cell office:value-type="float" office:value="127.81" calcext:value-type="float">
            <text:p>127.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8452" calcext:value-type="float">
            <text:p>108452</text:p>
          </table:table-cell>
          <table:table-cell office:value-type="float" office:value="13861266" calcext:value-type="float">
            <text:p>13861266</text:p>
          </table:table-cell>
          <table:table-cell office:value-type="float" office:value="0" calcext:value-type="float">
            <text:p>0</text:p>
          </table:table-cell>
          <table:table-cell office:value-type="float" office:value="552836212" calcext:value-type="float">
            <text:p>552836212</text:p>
          </table:table-cell>
          <table:table-cell office:value-type="float" office:value="127.81" calcext:value-type="float">
            <text:p>127.81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SUM([.F78:.F89])" office:value-type="float" office:value="16360146992" calcext:value-type="float">
            <text:p>16360146992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/>
          <table:table-cell table:formula="of:=[.D98]/[.D94]" office:value-type="float" office:value="0.530009524869628" calcext:value-type="float">
            <text:p>0.530009524869628</text:p>
          </table:table-cell>
          <table:table-cell table:formula="of:=[.D102]/[.D93]" office:value-type="float" office:value="0.469990475130372" calcext:value-type="float">
            <text:p>0.469990475130372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245074" calcext:value-type="float">
            <text:p>245074</text:p>
          </table:table-cell>
          <table:table-cell office:value-type="float" office:value="34758481" calcext:value-type="float">
            <text:p>34758481</text:p>
          </table:table-cell>
          <table:table-cell office:value-type="float" office:value="0" calcext:value-type="float">
            <text:p>0</text:p>
          </table:table-cell>
          <table:table-cell office:value-type="float" office:value="315819796" calcext:value-type="float">
            <text:p>315819796</text:p>
          </table:table-cell>
          <table:table-cell office:value-type="float" office:value="141.83" calcext:value-type="float">
            <text:p>141.83</text:p>
          </table:table-cell>
          <table:table-cell/>
          <table:table-cell table:formula="of:=([.F95]/2)+(([.F94]+[.F93])*[.I92])+[.F98]+[.F99]+[.F100]+[.F101]" office:value-type="float" office:value="6451034845.31188" calcext:value-type="float">
            <text:p>6451034845.31188</text:p>
          </table:table-cell>
          <table:table-cell table:style-name="ce1" table:formula="of:=([.F95]/2)+(([.F94]+[.F93])*[.J92])+[.F97]+[.F102]+[.F103]+[.F104]" office:value-type="float" office:value="6971892870.68812" calcext:value-type="float">
            <text:p>6971892870.68812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245074" calcext:value-type="float">
            <text:p>245074</text:p>
          </table:table-cell>
          <table:table-cell office:value-type="float" office:value="34758481" calcext:value-type="float">
            <text:p>34758481</text:p>
          </table:table-cell>
          <table:table-cell office:value-type="float" office:value="0" calcext:value-type="float">
            <text:p>0</text:p>
          </table:table-cell>
          <table:table-cell office:value-type="float" office:value="2746948832" calcext:value-type="float">
            <text:p>2746948832</text:p>
          </table:table-cell>
          <table:table-cell office:value-type="float" office:value="141.83" calcext:value-type="float">
            <text:p>141.83</text:p>
          </table:table-cell>
          <table:table-cell/>
          <table:table-cell table:formula="of:=[.I93]/[.D98]" office:value-type="float" office:value="350.174828374652" calcext:value-type="float">
            <text:p>350.174828374652</text:p>
          </table:table-cell>
          <table:table-cell table:formula="of:=[.J93]/[.D97]" office:value-type="float" office:value="426.776856040367" calcext:value-type="float">
            <text:p>426.776856040367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785188" calcext:value-type="float">
            <text:p>785188</text:p>
          </table:table-cell>
          <table:table-cell office:value-type="float" office:value="111289855" calcext:value-type="float">
            <text:p>111289855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5419574752" calcext:value-type="float">
            <text:p>5419574752</text:p>
          </table:table-cell>
          <table:table-cell office:value-type="float" office:value="141.74" calcext:value-type="float">
            <text:p>141.74</text:p>
          </table:table-cell>
          <table:table-cell office:value-type="string" calcext:value-type="string">
            <text:p>TOTAL</text:p>
          </table:table-cell>
          <table:table-cell table:formula="of:=[.I93]+[.J93]" office:value-type="float" office:value="13422927716" calcext:value-type="float">
            <text:p>13422927716</text:p>
          </table:table-cell>
          <table:table-cell/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408301" calcext:value-type="float">
            <text:p>408301</text:p>
          </table:table-cell>
          <table:table-cell office:value-type="float" office:value="76531374" calcext:value-type="float">
            <text:p>76531374</text:p>
          </table:table-cell>
          <table:table-cell office:value-type="float" office:value="0" calcext:value-type="float">
            <text:p>0</text:p>
          </table:table-cell>
          <table:table-cell office:value-type="float" office:value="2899288008" calcext:value-type="float">
            <text:p>2899288008</text:p>
          </table:table-cell>
          <table:table-cell office:value-type="float" office:value="187.44" calcext:value-type="float">
            <text:p>187.44</text:p>
          </table:table-cell>
          <table:table-cell/>
          <table:table-cell table:formula="of:=[.F105]-[.I95]" office:value-type="float" office:value="2899288008" calcext:value-type="float">
            <text:p>2899288008</text:p>
          </table:table-cell>
          <table:table-cell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28040" calcext:value-type="float">
            <text:p>128040</text:p>
          </table:table-cell>
          <table:table-cell office:value-type="float" office:value="16336155" calcext:value-type="float">
            <text:p>16336155</text:p>
          </table:table-cell>
          <table:table-cell office:value-type="float" office:value="0" calcext:value-type="float">
            <text:p>0</text:p>
          </table:table-cell>
          <table:table-cell office:value-type="float" office:value="230767200" calcext:value-type="float">
            <text:p>230767200</text:p>
          </table:table-cell>
          <table:table-cell office:value-type="float" office:value="127.59" calcext:value-type="float">
            <text:p>127.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143459" calcext:value-type="float">
            <text:p>143459</text:p>
          </table:table-cell>
          <table:table-cell office:value-type="float" office:value="18422326" calcext:value-type="float">
            <text:p>18422326</text:p>
          </table:table-cell>
          <table:table-cell office:value-type="float" office:value="0" calcext:value-type="float">
            <text:p>0</text:p>
          </table:table-cell>
          <table:table-cell office:value-type="float" office:value="579205448" calcext:value-type="float">
            <text:p>579205448</text:p>
          </table:table-cell>
          <table:table-cell office:value-type="float" office:value="128.42" calcext:value-type="float">
            <text:p>128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43459" calcext:value-type="float">
            <text:p>143459</text:p>
          </table:table-cell>
          <table:table-cell office:value-type="float" office:value="18422326" calcext:value-type="float">
            <text:p>18422326</text:p>
          </table:table-cell>
          <table:table-cell office:value-type="float" office:value="0" calcext:value-type="float">
            <text:p>0</text:p>
          </table:table-cell>
          <table:table-cell office:value-type="float" office:value="374316884" calcext:value-type="float">
            <text:p>374316884</text:p>
          </table:table-cell>
          <table:table-cell office:value-type="float" office:value="128.42" calcext:value-type="float">
            <text:p>128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43459" calcext:value-type="float">
            <text:p>143459</text:p>
          </table:table-cell>
          <table:table-cell office:value-type="float" office:value="18422326" calcext:value-type="float">
            <text:p>18422326</text:p>
          </table:table-cell>
          <table:table-cell office:value-type="float" office:value="0" calcext:value-type="float">
            <text:p>0</text:p>
          </table:table-cell>
          <table:table-cell office:value-type="float" office:value="581801600" calcext:value-type="float">
            <text:p>581801600</text:p>
          </table:table-cell>
          <table:table-cell office:value-type="float" office:value="128.42" calcext:value-type="float">
            <text:p>128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43459" calcext:value-type="float">
            <text:p>143459</text:p>
          </table:table-cell>
          <table:table-cell office:value-type="float" office:value="18422326" calcext:value-type="float">
            <text:p>18422326</text:p>
          </table:table-cell>
          <table:table-cell office:value-type="float" office:value="0" calcext:value-type="float">
            <text:p>0</text:p>
          </table:table-cell>
          <table:table-cell office:value-type="float" office:value="582626992" calcext:value-type="float">
            <text:p>582626992</text:p>
          </table:table-cell>
          <table:table-cell office:value-type="float" office:value="128.42" calcext:value-type="float">
            <text:p>128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28040" calcext:value-type="float">
            <text:p>128040</text:p>
          </table:table-cell>
          <table:table-cell office:value-type="float" office:value="16336155" calcext:value-type="float">
            <text:p>16336155</text:p>
          </table:table-cell>
          <table:table-cell office:value-type="float" office:value="0" calcext:value-type="float">
            <text:p>0</text:p>
          </table:table-cell>
          <table:table-cell office:value-type="float" office:value="598100948" calcext:value-type="float">
            <text:p>598100948</text:p>
          </table:table-cell>
          <table:table-cell office:value-type="float" office:value="127.59" calcext:value-type="float">
            <text:p>127.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28040" calcext:value-type="float">
            <text:p>128040</text:p>
          </table:table-cell>
          <table:table-cell office:value-type="float" office:value="16336155" calcext:value-type="float">
            <text:p>16336155</text:p>
          </table:table-cell>
          <table:table-cell office:value-type="float" office:value="0" calcext:value-type="float">
            <text:p>0</text:p>
          </table:table-cell>
          <table:table-cell office:value-type="float" office:value="1345142388" calcext:value-type="float">
            <text:p>1345142388</text:p>
          </table:table-cell>
          <table:table-cell office:value-type="float" office:value="127.59" calcext:value-type="float">
            <text:p>127.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28040" calcext:value-type="float">
            <text:p>128040</text:p>
          </table:table-cell>
          <table:table-cell office:value-type="float" office:value="16336155" calcext:value-type="float">
            <text:p>16336155</text:p>
          </table:table-cell>
          <table:table-cell office:value-type="float" office:value="0" calcext:value-type="float">
            <text:p>0</text:p>
          </table:table-cell>
          <table:table-cell office:value-type="float" office:value="648622876" calcext:value-type="float">
            <text:p>648622876</text:p>
          </table:table-cell>
          <table:table-cell office:value-type="float" office:value="127.59" calcext:value-type="float">
            <text:p>127.59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SUM([.F93:.F104])" office:value-type="float" office:value="16322215724" calcext:value-type="float">
            <text:p>16322215724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/>
          <table:table-cell table:formula="of:=[.D113]/[.D109]" office:value-type="float" office:value="0.531799919135182" calcext:value-type="float">
            <text:p>0.531799919135182</text:p>
          </table:table-cell>
          <table:table-cell table:formula="of:=[.D117]/[.D108]" office:value-type="float" office:value="0.468200080864818" calcext:value-type="float">
            <text:p>0.468200080864818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318112" calcext:value-type="float">
            <text:p>318112</text:p>
          </table:table-cell>
          <table:table-cell office:value-type="float" office:value="45735588" calcext:value-type="float">
            <text:p>45735588</text:p>
          </table:table-cell>
          <table:table-cell office:value-type="float" office:value="0" calcext:value-type="float">
            <text:p>0</text:p>
          </table:table-cell>
          <table:table-cell office:value-type="float" office:value="409331132" calcext:value-type="float">
            <text:p>409331132</text:p>
          </table:table-cell>
          <table:table-cell office:value-type="float" office:value="143.77" calcext:value-type="float">
            <text:p>143.77</text:p>
          </table:table-cell>
          <table:table-cell/>
          <table:table-cell table:formula="of:=([.F110]/2)+(([.F109]+[.F108])*[.I107])+[.F113]+[.F114]+[.F115]+[.F116]" office:value-type="float" office:value="6898081701.44439" calcext:value-type="float">
            <text:p>6898081701.44439</text:p>
          </table:table-cell>
          <table:table-cell table:style-name="ce1" table:formula="of:=([.F110]/2)+(([.F109]+[.F108])*[.J107])+[.F112]+[.F117]+[.F118]+[.F119]" office:value-type="float" office:value="7549115482.55561" calcext:value-type="float">
            <text:p>7549115482.55561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318112" calcext:value-type="float">
            <text:p>318112</text:p>
          </table:table-cell>
          <table:table-cell office:value-type="float" office:value="45735588" calcext:value-type="float">
            <text:p>45735588</text:p>
          </table:table-cell>
          <table:table-cell office:value-type="float" office:value="0" calcext:value-type="float">
            <text:p>0</text:p>
          </table:table-cell>
          <table:table-cell office:value-type="float" office:value="3601505968" calcext:value-type="float">
            <text:p>3601505968</text:p>
          </table:table-cell>
          <table:table-cell office:value-type="float" office:value="143.77" calcext:value-type="float">
            <text:p>143.77</text:p>
          </table:table-cell>
          <table:table-cell/>
          <table:table-cell table:formula="of:=[.I108]/[.D113]" office:value-type="float" office:value="283.61278200469" calcext:value-type="float">
            <text:p>283.61278200469</text:p>
          </table:table-cell>
          <table:table-cell table:formula="of:=[.J108]/[.D112]" office:value-type="float" office:value="352.541556563006" calcext:value-type="float">
            <text:p>352.541556563006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805309" calcext:value-type="float">
            <text:p>805309</text:p>
          </table:table-cell>
          <table:table-cell office:value-type="float" office:value="97448156" calcext:value-type="float">
            <text:p>97448156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4049647992" calcext:value-type="float">
            <text:p>4049647992</text:p>
          </table:table-cell>
          <table:table-cell office:value-type="float" office:value="121.01" calcext:value-type="float">
            <text:p>121.01</text:p>
          </table:table-cell>
          <table:table-cell office:value-type="string" calcext:value-type="string">
            <text:p>TOTAL</text:p>
          </table:table-cell>
          <table:table-cell table:formula="of:=[.I108]+[.J108]" office:value-type="float" office:value="14447197184" calcext:value-type="float">
            <text:p>14447197184</text:p>
          </table:table-cell>
          <table:table-cell/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341595" calcext:value-type="float">
            <text:p>341595</text:p>
          </table:table-cell>
          <table:table-cell office:value-type="float" office:value="51712568" calcext:value-type="float">
            <text:p>51712568</text:p>
          </table:table-cell>
          <table:table-cell office:value-type="float" office:value="0" calcext:value-type="float">
            <text:p>0</text:p>
          </table:table-cell>
          <table:table-cell office:value-type="float" office:value="1930203576" calcext:value-type="float">
            <text:p>1930203576</text:p>
          </table:table-cell>
          <table:table-cell office:value-type="float" office:value="151.39" calcext:value-type="float">
            <text:p>151.39</text:p>
          </table:table-cell>
          <table:table-cell/>
          <table:table-cell table:formula="of:=[.F120]-[.I110]" office:value-type="float" office:value="1930203576" calcext:value-type="float">
            <text:p>1930203576</text:p>
          </table:table-cell>
          <table:table-cell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67936" calcext:value-type="float">
            <text:p>167936</text:p>
          </table:table-cell>
          <table:table-cell office:value-type="float" office:value="21413406" calcext:value-type="float">
            <text:p>21413406</text:p>
          </table:table-cell>
          <table:table-cell office:value-type="float" office:value="0" calcext:value-type="float">
            <text:p>0</text:p>
          </table:table-cell>
          <table:table-cell office:value-type="float" office:value="290139176" calcext:value-type="float">
            <text:p>290139176</text:p>
          </table:table-cell>
          <table:table-cell office:value-type="float" office:value="127.51" calcext:value-type="float">
            <text:p>127.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189238" calcext:value-type="float">
            <text:p>189238</text:p>
          </table:table-cell>
          <table:table-cell office:value-type="float" office:value="24322182" calcext:value-type="float">
            <text:p>24322182</text:p>
          </table:table-cell>
          <table:table-cell office:value-type="float" office:value="0" calcext:value-type="float">
            <text:p>0</text:p>
          </table:table-cell>
          <table:table-cell office:value-type="float" office:value="765168616" calcext:value-type="float">
            <text:p>765168616</text:p>
          </table:table-cell>
          <table:table-cell office:value-type="float" office:value="128.53" calcext:value-type="float">
            <text:p>128.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89238" calcext:value-type="float">
            <text:p>189238</text:p>
          </table:table-cell>
          <table:table-cell office:value-type="float" office:value="24322182" calcext:value-type="float">
            <text:p>24322182</text:p>
          </table:table-cell>
          <table:table-cell office:value-type="float" office:value="0" calcext:value-type="float">
            <text:p>0</text:p>
          </table:table-cell>
          <table:table-cell office:value-type="float" office:value="482492696" calcext:value-type="float">
            <text:p>482492696</text:p>
          </table:table-cell>
          <table:table-cell office:value-type="float" office:value="128.53" calcext:value-type="float">
            <text:p>128.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89238" calcext:value-type="float">
            <text:p>189238</text:p>
          </table:table-cell>
          <table:table-cell office:value-type="float" office:value="24322182" calcext:value-type="float">
            <text:p>24322182</text:p>
          </table:table-cell>
          <table:table-cell office:value-type="float" office:value="0" calcext:value-type="float">
            <text:p>0</text:p>
          </table:table-cell>
          <table:table-cell office:value-type="float" office:value="753368340" calcext:value-type="float">
            <text:p>753368340</text:p>
          </table:table-cell>
          <table:table-cell office:value-type="float" office:value="128.53" calcext:value-type="float">
            <text:p>128.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89238" calcext:value-type="float">
            <text:p>189238</text:p>
          </table:table-cell>
          <table:table-cell office:value-type="float" office:value="24322182" calcext:value-type="float">
            <text:p>24322182</text:p>
          </table:table-cell>
          <table:table-cell office:value-type="float" office:value="0" calcext:value-type="float">
            <text:p>0</text:p>
          </table:table-cell>
          <table:table-cell office:value-type="float" office:value="739265208" calcext:value-type="float">
            <text:p>739265208</text:p>
          </table:table-cell>
          <table:table-cell office:value-type="float" office:value="128.53" calcext:value-type="float">
            <text:p>128.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67936" calcext:value-type="float">
            <text:p>167936</text:p>
          </table:table-cell>
          <table:table-cell office:value-type="float" office:value="21413406" calcext:value-type="float">
            <text:p>21413406</text:p>
          </table:table-cell>
          <table:table-cell office:value-type="float" office:value="0" calcext:value-type="float">
            <text:p>0</text:p>
          </table:table-cell>
          <table:table-cell office:value-type="float" office:value="764032644" calcext:value-type="float">
            <text:p>764032644</text:p>
          </table:table-cell>
          <table:table-cell office:value-type="float" office:value="127.51" calcext:value-type="float">
            <text:p>127.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67936" calcext:value-type="float">
            <text:p>167936</text:p>
          </table:table-cell>
          <table:table-cell office:value-type="float" office:value="21413406" calcext:value-type="float">
            <text:p>21413406</text:p>
          </table:table-cell>
          <table:table-cell office:value-type="float" office:value="0" calcext:value-type="float">
            <text:p>0</text:p>
          </table:table-cell>
          <table:table-cell office:value-type="float" office:value="1752709760" calcext:value-type="float">
            <text:p>1752709760</text:p>
          </table:table-cell>
          <table:table-cell office:value-type="float" office:value="127.51" calcext:value-type="float">
            <text:p>127.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67936" calcext:value-type="float">
            <text:p>167936</text:p>
          </table:table-cell>
          <table:table-cell office:value-type="float" office:value="21413406" calcext:value-type="float">
            <text:p>21413406</text:p>
          </table:table-cell>
          <table:table-cell office:value-type="float" office:value="0" calcext:value-type="float">
            <text:p>0</text:p>
          </table:table-cell>
          <table:table-cell office:value-type="float" office:value="839535652" calcext:value-type="float">
            <text:p>839535652</text:p>
          </table:table-cell>
          <table:table-cell office:value-type="float" office:value="127.51" calcext:value-type="float">
            <text:p>127.51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SUM([.F108:.F119])" office:value-type="float" office:value="16377400760" calcext:value-type="float">
            <text:p>1637740076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/>
          <table:table-cell table:formula="of:=[.D128]/[.D124]" office:value-type="float" office:value="0.503907337611045" calcext:value-type="float">
            <text:p>0.503907337611045</text:p>
          </table:table-cell>
          <table:table-cell table:formula="of:=[.D132]/[.D123]" office:value-type="float" office:value="0.496092662388955" calcext:value-type="float">
            <text:p>0.496092662388955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280505" calcext:value-type="float">
            <text:p>280505</text:p>
          </table:table-cell>
          <table:table-cell office:value-type="float" office:value="71576743" calcext:value-type="float">
            <text:p>71576743</text:p>
          </table:table-cell>
          <table:table-cell office:value-type="float" office:value="0" calcext:value-type="float">
            <text:p>0</text:p>
          </table:table-cell>
          <table:table-cell office:value-type="float" office:value="604790652" calcext:value-type="float">
            <text:p>604790652</text:p>
          </table:table-cell>
          <table:table-cell office:value-type="float" office:value="255.17" calcext:value-type="float">
            <text:p>255.17</text:p>
          </table:table-cell>
          <table:table-cell/>
          <table:table-cell table:formula="of:=([.F125]/2)+(([.F124]+[.F123])*[.I122])+[.F128]+[.F129]+[.F130]+[.F131]" office:value-type="float" office:value="7253355428.36759" calcext:value-type="float">
            <text:p>7253355428.36759</text:p>
          </table:table-cell>
          <table:table-cell table:style-name="ce1" table:formula="of:=([.F125]/2)+(([.F124]+[.F123])*[.J122])+[.F127]+[.F132]+[.F133]+[.F134]" office:value-type="float" office:value="9122831179.63241" calcext:value-type="float">
            <text:p>9122831179.63241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280505" calcext:value-type="float">
            <text:p>280505</text:p>
          </table:table-cell>
          <table:table-cell office:value-type="float" office:value="71576743" calcext:value-type="float">
            <text:p>71576743</text:p>
          </table:table-cell>
          <table:table-cell office:value-type="float" office:value="0" calcext:value-type="float">
            <text:p>0</text:p>
          </table:table-cell>
          <table:table-cell office:value-type="float" office:value="5308822828" calcext:value-type="float">
            <text:p>5308822828</text:p>
          </table:table-cell>
          <table:table-cell office:value-type="float" office:value="255.17" calcext:value-type="float">
            <text:p>255.17</text:p>
          </table:table-cell>
          <table:table-cell/>
          <table:table-cell table:formula="of:=[.I123]/[.D128]" office:value-type="float" office:value="201.101978975173" calcext:value-type="float">
            <text:p>201.101978975173</text:p>
          </table:table-cell>
          <table:table-cell table:formula="of:=[.J123]/[.D127]" office:value-type="float" office:value="256.918218644644" calcext:value-type="float">
            <text:p>256.918218644644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710666" calcext:value-type="float">
            <text:p>710666</text:p>
          </table:table-cell>
          <table:table-cell office:value-type="float" office:value="71809106" calcext:value-type="float">
            <text:p>71809106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495918416" calcext:value-type="float">
            <text:p>495918416</text:p>
          </table:table-cell>
          <table:table-cell office:value-type="float" office:value="101.04" calcext:value-type="float">
            <text:p>101.04</text:p>
          </table:table-cell>
          <table:table-cell office:value-type="string" calcext:value-type="string">
            <text:p>TOTAL</text:p>
          </table:table-cell>
          <table:table-cell table:formula="of:=[.I123]+[.J123]" office:value-type="float" office:value="16376186608" calcext:value-type="float">
            <text:p>16376186608</text:p>
          </table:table-cell>
          <table:table-cell/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825" calcext:value-type="float">
            <text:p>1825</text:p>
          </table:table-cell>
          <table:table-cell office:value-type="float" office:value="232363" calcext:value-type="float">
            <text:p>232363</text:p>
          </table:table-cell>
          <table:table-cell office:value-type="float" office:value="0" calcext:value-type="float">
            <text:p>0</text:p>
          </table:table-cell>
          <table:table-cell office:value-type="float" office:value="9726408" calcext:value-type="float">
            <text:p>9726408</text:p>
          </table:table-cell>
          <table:table-cell office:value-type="float" office:value="127.32" calcext:value-type="float">
            <text:p>127.32</text:p>
          </table:table-cell>
          <table:table-cell/>
          <table:table-cell table:formula="of:=[.F135]-[.I125]" office:value-type="float" office:value="9726408" calcext:value-type="float">
            <text:p>9726408</text:p>
          </table:table-cell>
          <table:table-cell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8680" calcext:value-type="float">
            <text:p>278680</text:p>
          </table:table-cell>
          <table:table-cell office:value-type="float" office:value="35508697" calcext:value-type="float">
            <text:p>35508697</text:p>
          </table:table-cell>
          <table:table-cell office:value-type="float" office:value="0" calcext:value-type="float">
            <text:p>0</text:p>
          </table:table-cell>
          <table:table-cell office:value-type="float" office:value="473127140" calcext:value-type="float">
            <text:p>473127140</text:p>
          </table:table-cell>
          <table:table-cell office:value-type="float" office:value="127.42" calcext:value-type="float">
            <text:p>127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80505" calcext:value-type="float">
            <text:p>280505</text:p>
          </table:table-cell>
          <table:table-cell office:value-type="float" office:value="36068046" calcext:value-type="float">
            <text:p>36068046</text:p>
          </table:table-cell>
          <table:table-cell office:value-type="float" office:value="0" calcext:value-type="float">
            <text:p>0</text:p>
          </table:table-cell>
          <table:table-cell office:value-type="float" office:value="1099607568" calcext:value-type="float">
            <text:p>1099607568</text:p>
          </table:table-cell>
          <table:table-cell office:value-type="float" office:value="128.58" calcext:value-type="float">
            <text:p>128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80505" calcext:value-type="float">
            <text:p>280505</text:p>
          </table:table-cell>
          <table:table-cell office:value-type="float" office:value="36068046" calcext:value-type="float">
            <text:p>36068046</text:p>
          </table:table-cell>
          <table:table-cell office:value-type="float" office:value="0" calcext:value-type="float">
            <text:p>0</text:p>
          </table:table-cell>
          <table:table-cell office:value-type="float" office:value="717246084" calcext:value-type="float">
            <text:p>717246084</text:p>
          </table:table-cell>
          <table:table-cell office:value-type="float" office:value="128.58" calcext:value-type="float">
            <text:p>128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80505" calcext:value-type="float">
            <text:p>280505</text:p>
          </table:table-cell>
          <table:table-cell office:value-type="float" office:value="36068046" calcext:value-type="float">
            <text:p>36068046</text:p>
          </table:table-cell>
          <table:table-cell office:value-type="float" office:value="0" calcext:value-type="float">
            <text:p>0</text:p>
          </table:table-cell>
          <table:table-cell office:value-type="float" office:value="1097465204" calcext:value-type="float">
            <text:p>1097465204</text:p>
          </table:table-cell>
          <table:table-cell office:value-type="float" office:value="128.58" calcext:value-type="float">
            <text:p>128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80505" calcext:value-type="float">
            <text:p>280505</text:p>
          </table:table-cell>
          <table:table-cell office:value-type="float" office:value="36068046" calcext:value-type="float">
            <text:p>36068046</text:p>
          </table:table-cell>
          <table:table-cell office:value-type="float" office:value="0" calcext:value-type="float">
            <text:p>0</text:p>
          </table:table-cell>
          <table:table-cell office:value-type="float" office:value="1111164140" calcext:value-type="float">
            <text:p>1111164140</text:p>
          </table:table-cell>
          <table:table-cell office:value-type="float" office:value="128.58" calcext:value-type="float">
            <text:p>128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8680" calcext:value-type="float">
            <text:p>278680</text:p>
          </table:table-cell>
          <table:table-cell office:value-type="float" office:value="35508697" calcext:value-type="float">
            <text:p>35508697</text:p>
          </table:table-cell>
          <table:table-cell office:value-type="float" office:value="0" calcext:value-type="float">
            <text:p>0</text:p>
          </table:table-cell>
          <table:table-cell office:value-type="float" office:value="1239046524" calcext:value-type="float">
            <text:p>1239046524</text:p>
          </table:table-cell>
          <table:table-cell office:value-type="float" office:value="127.42" calcext:value-type="float">
            <text:p>127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8680" calcext:value-type="float">
            <text:p>278680</text:p>
          </table:table-cell>
          <table:table-cell office:value-type="float" office:value="35508697" calcext:value-type="float">
            <text:p>35508697</text:p>
          </table:table-cell>
          <table:table-cell office:value-type="float" office:value="0" calcext:value-type="float">
            <text:p>0</text:p>
          </table:table-cell>
          <table:table-cell office:value-type="float" office:value="2877979844" calcext:value-type="float">
            <text:p>2877979844</text:p>
          </table:table-cell>
          <table:table-cell office:value-type="float" office:value="127.42" calcext:value-type="float">
            <text:p>127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8680" calcext:value-type="float">
            <text:p>278680</text:p>
          </table:table-cell>
          <table:table-cell office:value-type="float" office:value="35508697" calcext:value-type="float">
            <text:p>35508697</text:p>
          </table:table-cell>
          <table:table-cell office:value-type="float" office:value="0" calcext:value-type="float">
            <text:p>0</text:p>
          </table:table-cell>
          <table:table-cell office:value-type="float" office:value="1351018208" calcext:value-type="float">
            <text:p>1351018208</text:p>
          </table:table-cell>
          <table:table-cell office:value-type="float" office:value="127.42" calcext:value-type="float">
            <text:p>127.42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SUM([.F123:.F134])" office:value-type="float" office:value="16385913016" calcext:value-type="float">
            <text:p>16385913016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.1" calcext:value-type="float">
            <text:p>0.1</text:p>
          </table:table-cell>
          <table:table-cell table:number-columns-repeated="7"/>
          <table:table-cell office:value-type="string" calcext:value-type="string">
            <text:p>IP4</text:p>
          </table:table-cell>
          <table:table-cell office:value-type="string" calcext:value-type="string">
            <text:p>IP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/>
          <table:table-cell table:formula="of:=[.D8]/[.D4]" office:value-type="float" office:value="0.527858179163017" calcext:value-type="float">
            <text:p>0.527858179163017</text:p>
          </table:table-cell>
          <table:table-cell table:formula="of:=[.D12]/[.D3]" office:value-type="float" office:value="0.472141820836983" calcext:value-type="float">
            <text:p>0.472141820836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110942" calcext:value-type="float">
            <text:p>110942</text:p>
          </table:table-cell>
          <table:table-cell office:value-type="float" office:value="3469053" calcext:value-type="float">
            <text:p>3469053</text:p>
          </table:table-cell>
          <table:table-cell office:value-type="float" office:value="0" calcext:value-type="float">
            <text:p>0</text:p>
          </table:table-cell>
          <table:table-cell office:value-type="float" office:value="65110632" calcext:value-type="float">
            <text:p>65110632</text:p>
          </table:table-cell>
          <table:table-cell office:value-type="float" office:value="31.27" calcext:value-type="float">
            <text:p>31.27</text:p>
          </table:table-cell>
          <table:table-cell/>
          <table:table-cell table:formula="of:=(([.F4]+[.F3])*[.I2])+[.F8]+[.F9]+[.F10]+[.F11]" office:value-type="float" office:value="567805908.840424" calcext:value-type="float">
            <text:p>567805908.840424</text:p>
          </table:table-cell>
          <table:table-cell table:style-name="ce1" table:formula="of:=(([.F4]+[.F3])*[.J2])+[.F7]+[.F12]+[.F13]+[.F14]" office:value-type="float" office:value="621090795.159576" calcext:value-type="float">
            <text:p>621090795.159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110942" calcext:value-type="float">
            <text:p>110942</text:p>
          </table:table-cell>
          <table:table-cell office:value-type="float" office:value="3469053" calcext:value-type="float">
            <text:p>3469053</text:p>
          </table:table-cell>
          <table:table-cell office:value-type="float" office:value="0" calcext:value-type="float">
            <text:p>0</text:p>
          </table:table-cell>
          <table:table-cell office:value-type="float" office:value="369899236" calcext:value-type="float">
            <text:p>369899236</text:p>
          </table:table-cell>
          <table:table-cell office:value-type="float" office:value="31.27" calcext:value-type="float">
            <text:p>31.27</text:p>
          </table:table-cell>
          <table:table-cell/>
          <table:table-cell table:formula="of:=[.I3]/[.D8]" office:value-type="float" office:value="310.078544863401" calcext:value-type="float">
            <text:p>310.078544863401</text:p>
          </table:table-cell>
          <table:table-cell table:formula="of:=[.J3]/[.D7]" office:value-type="float" office:value="379.20293253774" calcext:value-type="float">
            <text:p>379.202932537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2176256" calcext:value-type="float">
            <text:p>2176256</text:p>
          </table:table-cell>
          <table:table-cell office:value-type="float" office:value="139273202" calcext:value-type="float">
            <text:p>139273202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9836005480" calcext:value-type="float">
            <text:p>9836005480</text:p>
          </table:table-cell>
          <table:table-cell office:value-type="float" office:value="63.99" calcext:value-type="float">
            <text:p>63.99</text:p>
          </table:table-cell>
          <table:table-cell office:value-type="string" calcext:value-type="string">
            <text:p>TOTAL</text:p>
          </table:table-cell>
          <table:table-cell table:formula="of:=[.I3]+[.J3]" office:value-type="float" office:value="1188896704" calcext:value-type="float">
            <text:p>1188896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803984" calcext:value-type="float">
            <text:p>1803984</text:p>
          </table:table-cell>
          <table:table-cell office:value-type="float" office:value="135804149" calcext:value-type="float">
            <text:p>135804149</text:p>
          </table:table-cell>
          <table:table-cell office:value-type="float" office:value="0" calcext:value-type="float">
            <text:p>0</text:p>
          </table:table-cell>
          <table:table-cell office:value-type="float" office:value="5266615888" calcext:value-type="float">
            <text:p>5266615888</text:p>
          </table:table-cell>
          <table:table-cell office:value-type="float" office:value="75.28" calcext:value-type="float">
            <text:p>75.28</text:p>
          </table:table-cell>
          <table:table-cell/>
          <table:table-cell table:formula="of:=[.F15]-[.I5]" office:value-type="float" office:value="15102621368" calcext:value-type="float">
            <text:p>15102621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55181" calcext:value-type="float">
            <text:p>55181</text:p>
          </table:table-cell>
          <table:table-cell office:value-type="float" office:value="1637885" calcext:value-type="float">
            <text:p>1637885</text:p>
          </table:table-cell>
          <table:table-cell office:value-type="float" office:value="0" calcext:value-type="float">
            <text:p>0</text:p>
          </table:table-cell>
          <table:table-cell office:value-type="float" office:value="60601840" calcext:value-type="float">
            <text:p>60601840</text:p>
          </table:table-cell>
          <table:table-cell office:value-type="float" office:value="29.68" calcext:value-type="float">
            <text:p>29.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55937" calcext:value-type="float">
            <text:p>55937</text:p>
          </table:table-cell>
          <table:table-cell office:value-type="float" office:value="1831168" calcext:value-type="float">
            <text:p>1831168</text:p>
          </table:table-cell>
          <table:table-cell office:value-type="float" office:value="0" calcext:value-type="float">
            <text:p>0</text:p>
          </table:table-cell>
          <table:table-cell office:value-type="float" office:value="96557080" calcext:value-type="float">
            <text:p>96557080</text:p>
          </table:table-cell>
          <table:table-cell office:value-type="float" office:value="32.74" calcext:value-type="float">
            <text:p>32.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55937" calcext:value-type="float">
            <text:p>55937</text:p>
          </table:table-cell>
          <table:table-cell office:value-type="float" office:value="1831168" calcext:value-type="float">
            <text:p>1831168</text:p>
          </table:table-cell>
          <table:table-cell office:value-type="float" office:value="0" calcext:value-type="float">
            <text:p>0</text:p>
          </table:table-cell>
          <table:table-cell office:value-type="float" office:value="54171188" calcext:value-type="float">
            <text:p>54171188</text:p>
          </table:table-cell>
          <table:table-cell office:value-type="float" office:value="32.74" calcext:value-type="float">
            <text:p>32.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55937" calcext:value-type="float">
            <text:p>55937</text:p>
          </table:table-cell>
          <table:table-cell office:value-type="float" office:value="1831168" calcext:value-type="float">
            <text:p>1831168</text:p>
          </table:table-cell>
          <table:table-cell office:value-type="float" office:value="0" calcext:value-type="float">
            <text:p>0</text:p>
          </table:table-cell>
          <table:table-cell office:value-type="float" office:value="90591084" calcext:value-type="float">
            <text:p>90591084</text:p>
          </table:table-cell>
          <table:table-cell office:value-type="float" office:value="32.74" calcext:value-type="float">
            <text:p>32.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55937" calcext:value-type="float">
            <text:p>55937</text:p>
          </table:table-cell>
          <table:table-cell office:value-type="float" office:value="1831168" calcext:value-type="float">
            <text:p>1831168</text:p>
          </table:table-cell>
          <table:table-cell office:value-type="float" office:value="0" calcext:value-type="float">
            <text:p>0</text:p>
          </table:table-cell>
          <table:table-cell office:value-type="float" office:value="96863040" calcext:value-type="float">
            <text:p>96863040</text:p>
          </table:table-cell>
          <table:table-cell office:value-type="float" office:value="32.74" calcext:value-type="float">
            <text:p>32.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55181" calcext:value-type="float">
            <text:p>55181</text:p>
          </table:table-cell>
          <table:table-cell office:value-type="float" office:value="1637885" calcext:value-type="float">
            <text:p>1637885</text:p>
          </table:table-cell>
          <table:table-cell office:value-type="float" office:value="0" calcext:value-type="float">
            <text:p>0</text:p>
          </table:table-cell>
          <table:table-cell office:value-type="float" office:value="94696884" calcext:value-type="float">
            <text:p>94696884</text:p>
          </table:table-cell>
          <table:table-cell office:value-type="float" office:value="29.68" calcext:value-type="float">
            <text:p>29.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55181" calcext:value-type="float">
            <text:p>55181</text:p>
          </table:table-cell>
          <table:table-cell office:value-type="float" office:value="1637885" calcext:value-type="float">
            <text:p>1637885</text:p>
          </table:table-cell>
          <table:table-cell office:value-type="float" office:value="0" calcext:value-type="float">
            <text:p>0</text:p>
          </table:table-cell>
          <table:table-cell office:value-type="float" office:value="169909088" calcext:value-type="float">
            <text:p>169909088</text:p>
          </table:table-cell>
          <table:table-cell office:value-type="float" office:value="29.68" calcext:value-type="float">
            <text:p>29.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55181" calcext:value-type="float">
            <text:p>55181</text:p>
          </table:table-cell>
          <table:table-cell office:value-type="float" office:value="1637885" calcext:value-type="float">
            <text:p>1637885</text:p>
          </table:table-cell>
          <table:table-cell office:value-type="float" office:value="0" calcext:value-type="float">
            <text:p>0</text:p>
          </table:table-cell>
          <table:table-cell office:value-type="float" office:value="90496632" calcext:value-type="float">
            <text:p>90496632</text:p>
          </table:table-cell>
          <table:table-cell office:value-type="float" office:value="29.68" calcext:value-type="float">
            <text:p>29.68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SUM([.F3:.F14])" office:value-type="float" office:value="16291518072" calcext:value-type="float">
            <text:p>16291518072</text:p>
          </table:table-cell>
          <table:table-cell table:number-columns-repeated="6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/>
          <table:table-cell table:formula="of:=[.D23]/[.D19]" office:value-type="float" office:value="0.544509549743774" calcext:value-type="float">
            <text:p>0.544509549743774</text:p>
          </table:table-cell>
          <table:table-cell table:formula="of:=[.D27]/[.D18]" office:value-type="float" office:value="0.455490450256226" calcext:value-type="float">
            <text:p>0.455490450256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187703" calcext:value-type="float">
            <text:p>187703</text:p>
          </table:table-cell>
          <table:table-cell office:value-type="float" office:value="7510568" calcext:value-type="float">
            <text:p>7510568</text:p>
          </table:table-cell>
          <table:table-cell office:value-type="float" office:value="0" calcext:value-type="float">
            <text:p>0</text:p>
          </table:table-cell>
          <table:table-cell office:value-type="float" office:value="119841008" calcext:value-type="float">
            <text:p>119841008</text:p>
          </table:table-cell>
          <table:table-cell office:value-type="float" office:value="40.01" calcext:value-type="float">
            <text:p>40.01</text:p>
          </table:table-cell>
          <table:table-cell/>
          <table:table-cell table:formula="of:=(([.F19]+[.F18])*[.I17])+[.F23]+[.F24]+[.F25]+[.F26]" office:value-type="float" office:value="1105450551.59007" calcext:value-type="float">
            <text:p>1105450551.59007</text:p>
          </table:table-cell>
          <table:table-cell table:style-name="ce1" table:formula="of:=(([.F19]+[.F18])*[.J17])+[.F22]+[.F27]+[.F28]+[.F29]" office:value-type="float" office:value="1281794940.40993" calcext:value-type="float">
            <text:p>1281794940.40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187703" calcext:value-type="float">
            <text:p>187703</text:p>
          </table:table-cell>
          <table:table-cell office:value-type="float" office:value="7510568" calcext:value-type="float">
            <text:p>7510568</text:p>
          </table:table-cell>
          <table:table-cell office:value-type="float" office:value="0" calcext:value-type="float">
            <text:p>0</text:p>
          </table:table-cell>
          <table:table-cell office:value-type="float" office:value="722464740" calcext:value-type="float">
            <text:p>722464740</text:p>
          </table:table-cell>
          <table:table-cell office:value-type="float" office:value="40.01" calcext:value-type="float">
            <text:p>40.01</text:p>
          </table:table-cell>
          <table:table-cell/>
          <table:table-cell table:formula="of:=[.I18]/[.D23]" office:value-type="float" office:value="270.309330744819" calcext:value-type="float">
            <text:p>270.309330744819</text:p>
          </table:table-cell>
          <table:table-cell table:formula="of:=[.J18]/[.D22]" office:value-type="float" office:value="374.685161616843" calcext:value-type="float">
            <text:p>374.685161616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1633375" calcext:value-type="float">
            <text:p>1633375</text:p>
          </table:table-cell>
          <table:table-cell office:value-type="float" office:value="139437561" calcext:value-type="float">
            <text:p>139437561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9128757536" calcext:value-type="float">
            <text:p>9128757536</text:p>
          </table:table-cell>
          <table:table-cell office:value-type="float" office:value="85.37" calcext:value-type="float">
            <text:p>85.37</text:p>
          </table:table-cell>
          <table:table-cell office:value-type="string" calcext:value-type="string">
            <text:p>TOTAL</text:p>
          </table:table-cell>
          <table:table-cell table:formula="of:=[.I18]+[.J18]" office:value-type="float" office:value="2387245492" calcext:value-type="float">
            <text:p>2387245492</text:p>
          </table:table-cell>
          <table:table-cell table:number-columns-repeated="2"/>
          <table:table-cell table:formula="of:=[.I20]-[.I5]" office:value-type="float" office:value="1198348788" calcext:value-type="float">
            <text:p>1198348788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270263" calcext:value-type="float">
            <text:p>1270263</text:p>
          </table:table-cell>
          <table:table-cell office:value-type="float" office:value="131926993" calcext:value-type="float">
            <text:p>131926993</text:p>
          </table:table-cell>
          <table:table-cell office:value-type="float" office:value="0" calcext:value-type="float">
            <text:p>0</text:p>
          </table:table-cell>
          <table:table-cell office:value-type="float" office:value="4828574612" calcext:value-type="float">
            <text:p>4828574612</text:p>
          </table:table-cell>
          <table:table-cell office:value-type="float" office:value="103.86" calcext:value-type="float">
            <text:p>103.86</text:p>
          </table:table-cell>
          <table:table-cell/>
          <table:table-cell table:formula="of:=[.F30]-[.I20]" office:value-type="float" office:value="13957332148" calcext:value-type="float">
            <text:p>13957332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93686" calcext:value-type="float">
            <text:p>93686</text:p>
          </table:table-cell>
          <table:table-cell office:value-type="float" office:value="3420992" calcext:value-type="float">
            <text:p>3420992</text:p>
          </table:table-cell>
          <table:table-cell office:value-type="float" office:value="0" calcext:value-type="float">
            <text:p>0</text:p>
          </table:table-cell>
          <table:table-cell office:value-type="float" office:value="105521600" calcext:value-type="float">
            <text:p>105521600</text:p>
          </table:table-cell>
          <table:table-cell office:value-type="float" office:value="36.52" calcext:value-type="float">
            <text:p>36.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94466" calcext:value-type="float">
            <text:p>94466</text:p>
          </table:table-cell>
          <table:table-cell office:value-type="float" office:value="4089576" calcext:value-type="float">
            <text:p>4089576</text:p>
          </table:table-cell>
          <table:table-cell office:value-type="float" office:value="0" calcext:value-type="float">
            <text:p>0</text:p>
          </table:table-cell>
          <table:table-cell office:value-type="float" office:value="180562604" calcext:value-type="float">
            <text:p>180562604</text:p>
          </table:table-cell>
          <table:table-cell office:value-type="float" office:value="43.29" calcext:value-type="float">
            <text:p>43.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94466" calcext:value-type="float">
            <text:p>94466</text:p>
          </table:table-cell>
          <table:table-cell office:value-type="float" office:value="4089576" calcext:value-type="float">
            <text:p>4089576</text:p>
          </table:table-cell>
          <table:table-cell office:value-type="float" office:value="0" calcext:value-type="float">
            <text:p>0</text:p>
          </table:table-cell>
          <table:table-cell office:value-type="float" office:value="107920584" calcext:value-type="float">
            <text:p>107920584</text:p>
          </table:table-cell>
          <table:table-cell office:value-type="float" office:value="43.29" calcext:value-type="float">
            <text:p>43.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94466" calcext:value-type="float">
            <text:p>94466</text:p>
          </table:table-cell>
          <table:table-cell office:value-type="float" office:value="4089576" calcext:value-type="float">
            <text:p>4089576</text:p>
          </table:table-cell>
          <table:table-cell office:value-type="float" office:value="0" calcext:value-type="float">
            <text:p>0</text:p>
          </table:table-cell>
          <table:table-cell office:value-type="float" office:value="179493848" calcext:value-type="float">
            <text:p>179493848</text:p>
          </table:table-cell>
          <table:table-cell office:value-type="float" office:value="43.29" calcext:value-type="float">
            <text:p>43.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94466" calcext:value-type="float">
            <text:p>94466</text:p>
          </table:table-cell>
          <table:table-cell office:value-type="float" office:value="4089576" calcext:value-type="float">
            <text:p>4089576</text:p>
          </table:table-cell>
          <table:table-cell office:value-type="float" office:value="0" calcext:value-type="float">
            <text:p>0</text:p>
          </table:table-cell>
          <table:table-cell office:value-type="float" office:value="178829992" calcext:value-type="float">
            <text:p>178829992</text:p>
          </table:table-cell>
          <table:table-cell office:value-type="float" office:value="43.29" calcext:value-type="float">
            <text:p>43.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93686" calcext:value-type="float">
            <text:p>93686</text:p>
          </table:table-cell>
          <table:table-cell office:value-type="float" office:value="3420992" calcext:value-type="float">
            <text:p>3420992</text:p>
          </table:table-cell>
          <table:table-cell office:value-type="float" office:value="0" calcext:value-type="float">
            <text:p>0</text:p>
          </table:table-cell>
          <table:table-cell office:value-type="float" office:value="183799544" calcext:value-type="float">
            <text:p>183799544</text:p>
          </table:table-cell>
          <table:table-cell office:value-type="float" office:value="36.52" calcext:value-type="float">
            <text:p>36.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93686" calcext:value-type="float">
            <text:p>93686</text:p>
          </table:table-cell>
          <table:table-cell office:value-type="float" office:value="3420992" calcext:value-type="float">
            <text:p>3420992</text:p>
          </table:table-cell>
          <table:table-cell office:value-type="float" office:value="0" calcext:value-type="float">
            <text:p>0</text:p>
          </table:table-cell>
          <table:table-cell office:value-type="float" office:value="332223652" calcext:value-type="float">
            <text:p>332223652</text:p>
          </table:table-cell>
          <table:table-cell office:value-type="float" office:value="36.52" calcext:value-type="float">
            <text:p>36.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93686" calcext:value-type="float">
            <text:p>93686</text:p>
          </table:table-cell>
          <table:table-cell office:value-type="float" office:value="3420992" calcext:value-type="float">
            <text:p>3420992</text:p>
          </table:table-cell>
          <table:table-cell office:value-type="float" office:value="0" calcext:value-type="float">
            <text:p>0</text:p>
          </table:table-cell>
          <table:table-cell office:value-type="float" office:value="276587920" calcext:value-type="float">
            <text:p>276587920</text:p>
          </table:table-cell>
          <table:table-cell office:value-type="float" office:value="36.52" calcext:value-type="float">
            <text:p>36.52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SUM([.F18:.F29])" office:value-type="float" office:value="16344577640" calcext:value-type="float">
            <text:p>16344577640</text:p>
          </table:table-cell>
          <table:table-cell table:number-columns-repeated="6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/>
          <table:table-cell table:formula="of:=[.D38]/[.D34]" office:value-type="float" office:value="0.527792444135037" calcext:value-type="float">
            <text:p>0.527792444135037</text:p>
          </table:table-cell>
          <table:table-cell table:formula="of:=[.D42]/[.D33]" office:value-type="float" office:value="0.472207555864963" calcext:value-type="float">
            <text:p>0.472207555864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4715" calcext:value-type="float">
            <text:p>204715</text:p>
          </table:table-cell>
          <table:table-cell office:value-type="float" office:value="12748375" calcext:value-type="float">
            <text:p>12748375</text:p>
          </table:table-cell>
          <table:table-cell office:value-type="float" office:value="0" calcext:value-type="float">
            <text:p>0</text:p>
          </table:table-cell>
          <table:table-cell office:value-type="float" office:value="160783836" calcext:value-type="float">
            <text:p>160783836</text:p>
          </table:table-cell>
          <table:table-cell office:value-type="float" office:value="62.27" calcext:value-type="float">
            <text:p>62.27</text:p>
          </table:table-cell>
          <table:table-cell/>
          <table:table-cell table:formula="of:=(([.F34]+[.F33])*[.I32])+[.F38]+[.F39]+[.F40]+[.F41]" office:value-type="float" office:value="1618382902.254" calcext:value-type="float">
            <text:p>1618382902.254</text:p>
          </table:table-cell>
          <table:table-cell table:style-name="ce1" table:formula="of:=(([.F34]+[.F33])*[.J32])+[.F37]+[.F42]+[.F43]+[.F44]" office:value-type="float" office:value="1819781397.746" calcext:value-type="float">
            <text:p>1819781397.7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4715" calcext:value-type="float">
            <text:p>204715</text:p>
          </table:table-cell>
          <table:table-cell office:value-type="float" office:value="12748375" calcext:value-type="float">
            <text:p>12748375</text:p>
          </table:table-cell>
          <table:table-cell office:value-type="float" office:value="0" calcext:value-type="float">
            <text:p>0</text:p>
          </table:table-cell>
          <table:table-cell office:value-type="float" office:value="1137033588" calcext:value-type="float">
            <text:p>1137033588</text:p>
          </table:table-cell>
          <table:table-cell office:value-type="float" office:value="62.27" calcext:value-type="float">
            <text:p>62.27</text:p>
          </table:table-cell>
          <table:table-cell/>
          <table:table-cell table:formula="of:=[.I33]/[.D38]" office:value-type="float" office:value="240.526694562053" calcext:value-type="float">
            <text:p>240.526694562053</text:p>
          </table:table-cell>
          <table:table-cell table:formula="of:=[.J33]/[.D37]" office:value-type="float" office:value="302.295344764571" calcext:value-type="float">
            <text:p>302.295344764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1200831" calcext:value-type="float">
            <text:p>1200831</text:p>
          </table:table-cell>
          <table:table-cell office:value-type="float" office:value="139284738" calcext:value-type="float">
            <text:p>139284738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8394140368" calcext:value-type="float">
            <text:p>8394140368</text:p>
          </table:table-cell>
          <table:table-cell office:value-type="float" office:value="115.99" calcext:value-type="float">
            <text:p>115.99</text:p>
          </table:table-cell>
          <table:table-cell office:value-type="string" calcext:value-type="string">
            <text:p>TOTAL</text:p>
          </table:table-cell>
          <table:table-cell table:formula="of:=[.I33]+[.J33]" office:value-type="float" office:value="3438164300" calcext:value-type="float">
            <text:p>3438164300</text:p>
          </table:table-cell>
          <table:table-cell table:number-columns-repeated="2"/>
          <table:table-cell table:formula="of:=[.I35]-[.I20]" office:value-type="float" office:value="1050918808" calcext:value-type="float">
            <text:p>1050918808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835462" calcext:value-type="float">
            <text:p>835462</text:p>
          </table:table-cell>
          <table:table-cell office:value-type="float" office:value="126536363" calcext:value-type="float">
            <text:p>126536363</text:p>
          </table:table-cell>
          <table:table-cell office:value-type="float" office:value="0" calcext:value-type="float">
            <text:p>0</text:p>
          </table:table-cell>
          <table:table-cell office:value-type="float" office:value="4505729416" calcext:value-type="float">
            <text:p>4505729416</text:p>
          </table:table-cell>
          <table:table-cell office:value-type="float" office:value="151.46" calcext:value-type="float">
            <text:p>151.46</text:p>
          </table:table-cell>
          <table:table-cell/>
          <table:table-cell table:formula="of:=[.F45]-[.I35]" office:value-type="float" office:value="12899869784" calcext:value-type="float">
            <text:p>12899869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2352" calcext:value-type="float">
            <text:p>102352</text:p>
          </table:table-cell>
          <table:table-cell office:value-type="float" office:value="6019879" calcext:value-type="float">
            <text:p>6019879</text:p>
          </table:table-cell>
          <table:table-cell office:value-type="float" office:value="0" calcext:value-type="float">
            <text:p>0</text:p>
          </table:table-cell>
          <table:table-cell office:value-type="float" office:value="124950288" calcext:value-type="float">
            <text:p>124950288</text:p>
          </table:table-cell>
          <table:table-cell office:value-type="float" office:value="58.82" calcext:value-type="float">
            <text:p>58.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3030" calcext:value-type="float">
            <text:p>103030</text:p>
          </table:table-cell>
          <table:table-cell office:value-type="float" office:value="6728496" calcext:value-type="float">
            <text:p>6728496</text:p>
          </table:table-cell>
          <table:table-cell office:value-type="float" office:value="0" calcext:value-type="float">
            <text:p>0</text:p>
          </table:table-cell>
          <table:table-cell office:value-type="float" office:value="258951600" calcext:value-type="float">
            <text:p>258951600</text:p>
          </table:table-cell>
          <table:table-cell office:value-type="float" office:value="65.31" calcext:value-type="float">
            <text:p>65.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3030" calcext:value-type="float">
            <text:p>103030</text:p>
          </table:table-cell>
          <table:table-cell office:value-type="float" office:value="6728496" calcext:value-type="float">
            <text:p>6728496</text:p>
          </table:table-cell>
          <table:table-cell office:value-type="float" office:value="0" calcext:value-type="float">
            <text:p>0</text:p>
          </table:table-cell>
          <table:table-cell office:value-type="float" office:value="162242480" calcext:value-type="float">
            <text:p>162242480</text:p>
          </table:table-cell>
          <table:table-cell office:value-type="float" office:value="65.31" calcext:value-type="float">
            <text:p>65.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3030" calcext:value-type="float">
            <text:p>103030</text:p>
          </table:table-cell>
          <table:table-cell office:value-type="float" office:value="6728496" calcext:value-type="float">
            <text:p>6728496</text:p>
          </table:table-cell>
          <table:table-cell office:value-type="float" office:value="0" calcext:value-type="float">
            <text:p>0</text:p>
          </table:table-cell>
          <table:table-cell office:value-type="float" office:value="255500664" calcext:value-type="float">
            <text:p>255500664</text:p>
          </table:table-cell>
          <table:table-cell office:value-type="float" office:value="65.31" calcext:value-type="float">
            <text:p>65.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3030" calcext:value-type="float">
            <text:p>103030</text:p>
          </table:table-cell>
          <table:table-cell office:value-type="float" office:value="6728496" calcext:value-type="float">
            <text:p>6728496</text:p>
          </table:table-cell>
          <table:table-cell office:value-type="float" office:value="0" calcext:value-type="float">
            <text:p>0</text:p>
          </table:table-cell>
          <table:table-cell office:value-type="float" office:value="256709928" calcext:value-type="float">
            <text:p>256709928</text:p>
          </table:table-cell>
          <table:table-cell office:value-type="float" office:value="65.31" calcext:value-type="float">
            <text:p>65.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2352" calcext:value-type="float">
            <text:p>102352</text:p>
          </table:table-cell>
          <table:table-cell office:value-type="float" office:value="6019879" calcext:value-type="float">
            <text:p>6019879</text:p>
          </table:table-cell>
          <table:table-cell office:value-type="float" office:value="0" calcext:value-type="float">
            <text:p>0</text:p>
          </table:table-cell>
          <table:table-cell office:value-type="float" office:value="269296816" calcext:value-type="float">
            <text:p>269296816</text:p>
          </table:table-cell>
          <table:table-cell office:value-type="float" office:value="58.82" calcext:value-type="float">
            <text:p>58.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2352" calcext:value-type="float">
            <text:p>102352</text:p>
          </table:table-cell>
          <table:table-cell office:value-type="float" office:value="6019879" calcext:value-type="float">
            <text:p>6019879</text:p>
          </table:table-cell>
          <table:table-cell office:value-type="float" office:value="0" calcext:value-type="float">
            <text:p>0</text:p>
          </table:table-cell>
          <table:table-cell office:value-type="float" office:value="540407544" calcext:value-type="float">
            <text:p>540407544</text:p>
          </table:table-cell>
          <table:table-cell office:value-type="float" office:value="58.82" calcext:value-type="float">
            <text:p>58.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2352" calcext:value-type="float">
            <text:p>102352</text:p>
          </table:table-cell>
          <table:table-cell office:value-type="float" office:value="6019879" calcext:value-type="float">
            <text:p>6019879</text:p>
          </table:table-cell>
          <table:table-cell office:value-type="float" office:value="0" calcext:value-type="float">
            <text:p>0</text:p>
          </table:table-cell>
          <table:table-cell office:value-type="float" office:value="272287556" calcext:value-type="float">
            <text:p>272287556</text:p>
          </table:table-cell>
          <table:table-cell office:value-type="float" office:value="58.82" calcext:value-type="float">
            <text:p>58.82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SUM([.F33:.F44])" office:value-type="float" office:value="16338034084" calcext:value-type="float">
            <text:p>16338034084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/>
          <table:table-cell table:formula="of:=[.D53]/[.D49]" office:value-type="float" office:value="0.526914383166923" calcext:value-type="float">
            <text:p>0.526914383166923</text:p>
          </table:table-cell>
          <table:table-cell table:formula="of:=[.D57]/[.D48]" office:value-type="float" office:value="0.473085616833077" calcext:value-type="float">
            <text:p>0.473085616833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143961" calcext:value-type="float">
            <text:p>143961</text:p>
          </table:table-cell>
          <table:table-cell office:value-type="float" office:value="19356509" calcext:value-type="float">
            <text:p>19356509</text:p>
          </table:table-cell>
          <table:table-cell office:value-type="float" office:value="0" calcext:value-type="float">
            <text:p>0</text:p>
          </table:table-cell>
          <table:table-cell office:value-type="float" office:value="185224160" calcext:value-type="float">
            <text:p>185224160</text:p>
          </table:table-cell>
          <table:table-cell office:value-type="float" office:value="134.46" calcext:value-type="float">
            <text:p>134.46</text:p>
          </table:table-cell>
          <table:table-cell/>
          <table:table-cell table:formula="of:=(([.F49]+[.F48])*[.I47])+[.F53]+[.F54]+[.F55]+[.F56]" office:value-type="float" office:value="2148597246.58905" calcext:value-type="float">
            <text:p>2148597246.58905</text:p>
          </table:table-cell>
          <table:table-cell table:style-name="ce1" table:formula="of:=(([.F49]+[.F48])*[.J47])+[.F52]+[.F57]+[.F58]+[.F59]" office:value-type="float" office:value="2430722897.41095" calcext:value-type="float">
            <text:p>2430722897.41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143961" calcext:value-type="float">
            <text:p>143961</text:p>
          </table:table-cell>
          <table:table-cell office:value-type="float" office:value="19356509" calcext:value-type="float">
            <text:p>19356509</text:p>
          </table:table-cell>
          <table:table-cell office:value-type="float" office:value="0" calcext:value-type="float">
            <text:p>0</text:p>
          </table:table-cell>
          <table:table-cell office:value-type="float" office:value="1575671280" calcext:value-type="float">
            <text:p>1575671280</text:p>
          </table:table-cell>
          <table:table-cell office:value-type="float" office:value="134.46" calcext:value-type="float">
            <text:p>134.46</text:p>
          </table:table-cell>
          <table:table-cell/>
          <table:table-cell table:formula="of:=[.I48]/[.D53]" office:value-type="float" office:value="210.662836432643" calcext:value-type="float">
            <text:p>210.662836432643</text:p>
          </table:table-cell>
          <table:table-cell table:formula="of:=[.J48]/[.D52]" office:value-type="float" office:value="265.441408885881" calcext:value-type="float">
            <text:p>265.441408885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894190" calcext:value-type="float">
            <text:p>894190</text:p>
          </table:table-cell>
          <table:table-cell office:value-type="float" office:value="136623972" calcext:value-type="float">
            <text:p>136623972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7539428980" calcext:value-type="float">
            <text:p>7539428980</text:p>
          </table:table-cell>
          <table:table-cell office:value-type="float" office:value="152.79" calcext:value-type="float">
            <text:p>152.79</text:p>
          </table:table-cell>
          <table:table-cell office:value-type="string" calcext:value-type="string">
            <text:p>TOTAL</text:p>
          </table:table-cell>
          <table:table-cell table:formula="of:=[.I48]+[.J48]" office:value-type="float" office:value="4579320144" calcext:value-type="float">
            <text:p>4579320144</text:p>
          </table:table-cell>
          <table:table-cell table:number-columns-repeated="2"/>
          <table:table-cell table:formula="of:=[.I50]-[.I35]" office:value-type="float" office:value="1141155844" calcext:value-type="float">
            <text:p>1141155844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526477" calcext:value-type="float">
            <text:p>526477</text:p>
          </table:table-cell>
          <table:table-cell office:value-type="float" office:value="117267463" calcext:value-type="float">
            <text:p>117267463</text:p>
          </table:table-cell>
          <table:table-cell office:value-type="float" office:value="0" calcext:value-type="float">
            <text:p>0</text:p>
          </table:table-cell>
          <table:table-cell office:value-type="float" office:value="4229967904" calcext:value-type="float">
            <text:p>4229967904</text:p>
          </table:table-cell>
          <table:table-cell office:value-type="float" office:value="222.74" calcext:value-type="float">
            <text:p>222.74</text:p>
          </table:table-cell>
          <table:table-cell/>
          <table:table-cell table:formula="of:=[.F60]-[.I50]" office:value-type="float" office:value="11769396884" calcext:value-type="float">
            <text:p>117693968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71627" calcext:value-type="float">
            <text:p>71627</text:p>
          </table:table-cell>
          <table:table-cell office:value-type="float" office:value="9157286" calcext:value-type="float">
            <text:p>9157286</text:p>
          </table:table-cell>
          <table:table-cell office:value-type="float" office:value="0" calcext:value-type="float">
            <text:p>0</text:p>
          </table:table-cell>
          <table:table-cell office:value-type="float" office:value="136886496" calcext:value-type="float">
            <text:p>136886496</text:p>
          </table:table-cell>
          <table:table-cell office:value-type="float" office:value="127.85" calcext:value-type="float">
            <text:p>127.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79562" calcext:value-type="float">
            <text:p>79562</text:p>
          </table:table-cell>
          <table:table-cell office:value-type="float" office:value="10199223" calcext:value-type="float">
            <text:p>10199223</text:p>
          </table:table-cell>
          <table:table-cell office:value-type="float" office:value="0" calcext:value-type="float">
            <text:p>0</text:p>
          </table:table-cell>
          <table:table-cell office:value-type="float" office:value="330458604" calcext:value-type="float">
            <text:p>330458604</text:p>
          </table:table-cell>
          <table:table-cell office:value-type="float" office:value="128.19" calcext:value-type="float">
            <text:p>128.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79562" calcext:value-type="float">
            <text:p>79562</text:p>
          </table:table-cell>
          <table:table-cell office:value-type="float" office:value="10199223" calcext:value-type="float">
            <text:p>10199223</text:p>
          </table:table-cell>
          <table:table-cell office:value-type="float" office:value="0" calcext:value-type="float">
            <text:p>0</text:p>
          </table:table-cell>
          <table:table-cell office:value-type="float" office:value="231256592" calcext:value-type="float">
            <text:p>231256592</text:p>
          </table:table-cell>
          <table:table-cell office:value-type="float" office:value="128.19" calcext:value-type="float">
            <text:p>128.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79562" calcext:value-type="float">
            <text:p>79562</text:p>
          </table:table-cell>
          <table:table-cell office:value-type="float" office:value="10199223" calcext:value-type="float">
            <text:p>10199223</text:p>
          </table:table-cell>
          <table:table-cell office:value-type="float" office:value="0" calcext:value-type="float">
            <text:p>0</text:p>
          </table:table-cell>
          <table:table-cell office:value-type="float" office:value="329909832" calcext:value-type="float">
            <text:p>329909832</text:p>
          </table:table-cell>
          <table:table-cell office:value-type="float" office:value="128.19" calcext:value-type="float">
            <text:p>128.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79562" calcext:value-type="float">
            <text:p>79562</text:p>
          </table:table-cell>
          <table:table-cell office:value-type="float" office:value="10199223" calcext:value-type="float">
            <text:p>10199223</text:p>
          </table:table-cell>
          <table:table-cell office:value-type="float" office:value="0" calcext:value-type="float">
            <text:p>0</text:p>
          </table:table-cell>
          <table:table-cell office:value-type="float" office:value="329131084" calcext:value-type="float">
            <text:p>329131084</text:p>
          </table:table-cell>
          <table:table-cell office:value-type="float" office:value="128.19" calcext:value-type="float">
            <text:p>128.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71627" calcext:value-type="float">
            <text:p>71627</text:p>
          </table:table-cell>
          <table:table-cell office:value-type="float" office:value="9157286" calcext:value-type="float">
            <text:p>9157286</text:p>
          </table:table-cell>
          <table:table-cell office:value-type="float" office:value="0" calcext:value-type="float">
            <text:p>0</text:p>
          </table:table-cell>
          <table:table-cell office:value-type="float" office:value="332639420" calcext:value-type="float">
            <text:p>332639420</text:p>
          </table:table-cell>
          <table:table-cell office:value-type="float" office:value="127.85" calcext:value-type="float">
            <text:p>127.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71627" calcext:value-type="float">
            <text:p>71627</text:p>
          </table:table-cell>
          <table:table-cell office:value-type="float" office:value="9157286" calcext:value-type="float">
            <text:p>9157286</text:p>
          </table:table-cell>
          <table:table-cell office:value-type="float" office:value="0" calcext:value-type="float">
            <text:p>0</text:p>
          </table:table-cell>
          <table:table-cell office:value-type="float" office:value="760893452" calcext:value-type="float">
            <text:p>760893452</text:p>
          </table:table-cell>
          <table:table-cell office:value-type="float" office:value="127.85" calcext:value-type="float">
            <text:p>127.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71627" calcext:value-type="float">
            <text:p>71627</text:p>
          </table:table-cell>
          <table:table-cell office:value-type="float" office:value="9157286" calcext:value-type="float">
            <text:p>9157286</text:p>
          </table:table-cell>
          <table:table-cell office:value-type="float" office:value="0" calcext:value-type="float">
            <text:p>0</text:p>
          </table:table-cell>
          <table:table-cell office:value-type="float" office:value="367249224" calcext:value-type="float">
            <text:p>367249224</text:p>
          </table:table-cell>
          <table:table-cell office:value-type="float" office:value="127.85" calcext:value-type="float">
            <text:p>127.85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SUM([.F48:.F59])" office:value-type="float" office:value="16348717028" calcext:value-type="float">
            <text:p>16348717028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/>
          <table:table-cell table:formula="of:=[.D68]/[.D64]" office:value-type="float" office:value="0.525786667480509" calcext:value-type="float">
            <text:p>0.525786667480509</text:p>
          </table:table-cell>
          <table:table-cell table:formula="of:=[.D72]/[.D63]" office:value-type="float" office:value="0.474213332519491" calcext:value-type="float">
            <text:p>0.474213332519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4985" calcext:value-type="float">
            <text:p>174985</text:p>
          </table:table-cell>
          <table:table-cell office:value-type="float" office:value="23853916" calcext:value-type="float">
            <text:p>23853916</text:p>
          </table:table-cell>
          <table:table-cell office:value-type="float" office:value="0" calcext:value-type="float">
            <text:p>0</text:p>
          </table:table-cell>
          <table:table-cell office:value-type="float" office:value="248585844" calcext:value-type="float">
            <text:p>248585844</text:p>
          </table:table-cell>
          <table:table-cell office:value-type="float" office:value="136.32" calcext:value-type="float">
            <text:p>136.32</text:p>
          </table:table-cell>
          <table:table-cell/>
          <table:table-cell table:formula="of:=(([.F64]+[.F63])*[.I62])+[.F68]+[.F69]+[.F70]+[.F71]" office:value-type="float" office:value="2670892959.24095" calcext:value-type="float">
            <text:p>2670892959.24095</text:p>
          </table:table-cell>
          <table:table-cell table:style-name="ce1" table:formula="of:=(([.F64]+[.F63])*[.J62])+[.F67]+[.F72]+[.F73]+[.F74]" office:value-type="float" office:value="3027116156.75905" calcext:value-type="float">
            <text:p>3027116156.75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4985" calcext:value-type="float">
            <text:p>174985</text:p>
          </table:table-cell>
          <table:table-cell office:value-type="float" office:value="23853916" calcext:value-type="float">
            <text:p>23853916</text:p>
          </table:table-cell>
          <table:table-cell office:value-type="float" office:value="0" calcext:value-type="float">
            <text:p>0</text:p>
          </table:table-cell>
          <table:table-cell office:value-type="float" office:value="1928004880" calcext:value-type="float">
            <text:p>1928004880</text:p>
          </table:table-cell>
          <table:table-cell office:value-type="float" office:value="136.32" calcext:value-type="float">
            <text:p>136.32</text:p>
          </table:table-cell>
          <table:table-cell/>
          <table:table-cell table:formula="of:=[.I63]/[.D68]" office:value-type="float" office:value="212.954699366711" calcext:value-type="float">
            <text:p>212.954699366711</text:p>
          </table:table-cell>
          <table:table-cell table:formula="of:=[.J63]/[.D67]" office:value-type="float" office:value="267.605873025934" calcext:value-type="float">
            <text:p>267.6058730259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799132" calcext:value-type="float">
            <text:p>799132</text:p>
          </table:table-cell>
          <table:table-cell office:value-type="float" office:value="121173480" calcext:value-type="float">
            <text:p>121173480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5841795452" calcext:value-type="float">
            <text:p>5841795452</text:p>
          </table:table-cell>
          <table:table-cell office:value-type="float" office:value="151.63" calcext:value-type="float">
            <text:p>151.63</text:p>
          </table:table-cell>
          <table:table-cell office:value-type="string" calcext:value-type="string">
            <text:p>TOTAL</text:p>
          </table:table-cell>
          <table:table-cell table:formula="of:=[.I63]+[.J63]" office:value-type="float" office:value="5698009116" calcext:value-type="float">
            <text:p>5698009116</text:p>
          </table:table-cell>
          <table:table-cell table:number-columns-repeated="2"/>
          <table:table-cell table:formula="of:=[.I65]-[.I50]" office:value-type="float" office:value="1118688972" calcext:value-type="float">
            <text:p>1118688972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461949" calcext:value-type="float">
            <text:p>461949</text:p>
          </table:table-cell>
          <table:table-cell office:value-type="float" office:value="97319564" calcext:value-type="float">
            <text:p>97319564</text:p>
          </table:table-cell>
          <table:table-cell office:value-type="float" office:value="0" calcext:value-type="float">
            <text:p>0</text:p>
          </table:table-cell>
          <table:table-cell office:value-type="float" office:value="4805098712" calcext:value-type="float">
            <text:p>4805098712</text:p>
          </table:table-cell>
          <table:table-cell office:value-type="float" office:value="210.67" calcext:value-type="float">
            <text:p>210.67</text:p>
          </table:table-cell>
          <table:table-cell/>
          <table:table-cell table:formula="of:=[.F75]-[.I65]" office:value-type="float" office:value="10646894164" calcext:value-type="float">
            <text:p>10646894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88512" calcext:value-type="float">
            <text:p>88512</text:p>
          </table:table-cell>
          <table:table-cell office:value-type="float" office:value="11311845" calcext:value-type="float">
            <text:p>11311845</text:p>
          </table:table-cell>
          <table:table-cell office:value-type="float" office:value="0" calcext:value-type="float">
            <text:p>0</text:p>
          </table:table-cell>
          <table:table-cell office:value-type="float" office:value="172780024" calcext:value-type="float">
            <text:p>172780024</text:p>
          </table:table-cell>
          <table:table-cell office:value-type="float" office:value="127.8" calcext:value-type="float">
            <text:p>127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97858" calcext:value-type="float">
            <text:p>97858</text:p>
          </table:table-cell>
          <table:table-cell office:value-type="float" office:value="12542071" calcext:value-type="float">
            <text:p>12542071</text:p>
          </table:table-cell>
          <table:table-cell office:value-type="float" office:value="0" calcext:value-type="float">
            <text:p>0</text:p>
          </table:table-cell>
          <table:table-cell office:value-type="float" office:value="416186724" calcext:value-type="float">
            <text:p>416186724</text:p>
          </table:table-cell>
          <table:table-cell office:value-type="float" office:value="128.17" calcext:value-type="float">
            <text:p>128.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97858" calcext:value-type="float">
            <text:p>97858</text:p>
          </table:table-cell>
          <table:table-cell office:value-type="float" office:value="12542071" calcext:value-type="float">
            <text:p>12542071</text:p>
          </table:table-cell>
          <table:table-cell office:value-type="float" office:value="0" calcext:value-type="float">
            <text:p>0</text:p>
          </table:table-cell>
          <table:table-cell office:value-type="float" office:value="277433564" calcext:value-type="float">
            <text:p>277433564</text:p>
          </table:table-cell>
          <table:table-cell office:value-type="float" office:value="128.17" calcext:value-type="float">
            <text:p>128.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97858" calcext:value-type="float">
            <text:p>97858</text:p>
          </table:table-cell>
          <table:table-cell office:value-type="float" office:value="12542071" calcext:value-type="float">
            <text:p>12542071</text:p>
          </table:table-cell>
          <table:table-cell office:value-type="float" office:value="0" calcext:value-type="float">
            <text:p>0</text:p>
          </table:table-cell>
          <table:table-cell office:value-type="float" office:value="412716116" calcext:value-type="float">
            <text:p>412716116</text:p>
          </table:table-cell>
          <table:table-cell office:value-type="float" office:value="128.17" calcext:value-type="float">
            <text:p>128.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97858" calcext:value-type="float">
            <text:p>97858</text:p>
          </table:table-cell>
          <table:table-cell office:value-type="float" office:value="12542071" calcext:value-type="float">
            <text:p>12542071</text:p>
          </table:table-cell>
          <table:table-cell office:value-type="float" office:value="0" calcext:value-type="float">
            <text:p>0</text:p>
          </table:table-cell>
          <table:table-cell office:value-type="float" office:value="420134172" calcext:value-type="float">
            <text:p>420134172</text:p>
          </table:table-cell>
          <table:table-cell office:value-type="float" office:value="128.17" calcext:value-type="float">
            <text:p>128.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88512" calcext:value-type="float">
            <text:p>88512</text:p>
          </table:table-cell>
          <table:table-cell office:value-type="float" office:value="11311845" calcext:value-type="float">
            <text:p>11311845</text:p>
          </table:table-cell>
          <table:table-cell office:value-type="float" office:value="0" calcext:value-type="float">
            <text:p>0</text:p>
          </table:table-cell>
          <table:table-cell office:value-type="float" office:value="424064024" calcext:value-type="float">
            <text:p>424064024</text:p>
          </table:table-cell>
          <table:table-cell office:value-type="float" office:value="127.8" calcext:value-type="float">
            <text:p>127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88512" calcext:value-type="float">
            <text:p>88512</text:p>
          </table:table-cell>
          <table:table-cell office:value-type="float" office:value="11311845" calcext:value-type="float">
            <text:p>11311845</text:p>
          </table:table-cell>
          <table:table-cell office:value-type="float" office:value="0" calcext:value-type="float">
            <text:p>0</text:p>
          </table:table-cell>
          <table:table-cell office:value-type="float" office:value="945184028" calcext:value-type="float">
            <text:p>945184028</text:p>
          </table:table-cell>
          <table:table-cell office:value-type="float" office:value="127.8" calcext:value-type="float">
            <text:p>127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88512" calcext:value-type="float">
            <text:p>88512</text:p>
          </table:table-cell>
          <table:table-cell office:value-type="float" office:value="11311845" calcext:value-type="float">
            <text:p>11311845</text:p>
          </table:table-cell>
          <table:table-cell office:value-type="float" office:value="0" calcext:value-type="float">
            <text:p>0</text:p>
          </table:table-cell>
          <table:table-cell office:value-type="float" office:value="452919740" calcext:value-type="float">
            <text:p>452919740</text:p>
          </table:table-cell>
          <table:table-cell office:value-type="float" office:value="127.8" calcext:value-type="float">
            <text:p>127.8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SUM([.F63:.F74])" office:value-type="float" office:value="16344903280" calcext:value-type="float">
            <text:p>16344903280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/>
          <table:table-cell table:formula="of:=[.D83]/[.D79]" office:value-type="float" office:value="0.528649635855591" calcext:value-type="float">
            <text:p>0.528649635855591</text:p>
          </table:table-cell>
          <table:table-cell table:formula="of:=[.D87]/[.D78]" office:value-type="float" office:value="0.471350364144409" calcext:value-type="float">
            <text:p>0.4713503641444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215953" calcext:value-type="float">
            <text:p>215953</text:p>
          </table:table-cell>
          <table:table-cell office:value-type="float" office:value="29407564" calcext:value-type="float">
            <text:p>29407564</text:p>
          </table:table-cell>
          <table:table-cell office:value-type="float" office:value="0" calcext:value-type="float">
            <text:p>0</text:p>
          </table:table-cell>
          <table:table-cell office:value-type="float" office:value="276015136" calcext:value-type="float">
            <text:p>276015136</text:p>
          </table:table-cell>
          <table:table-cell office:value-type="float" office:value="136.18" calcext:value-type="float">
            <text:p>136.18</text:p>
          </table:table-cell>
          <table:table-cell/>
          <table:table-cell table:formula="of:=(([.F79]+[.F78])*[.I77])+[.F83]+[.F84]+[.F85]+[.F86]" office:value-type="float" office:value="3204148491.09507" calcext:value-type="float">
            <text:p>3204148491.09507</text:p>
          </table:table-cell>
          <table:table-cell table:style-name="ce1" table:formula="of:=(([.F79]+[.F78])*[.J77])+[.F82]+[.F87]+[.F88]+[.F89]" office:value-type="float" office:value="3656564720.90493" calcext:value-type="float">
            <text:p>3656564720.90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215953" calcext:value-type="float">
            <text:p>215953</text:p>
          </table:table-cell>
          <table:table-cell office:value-type="float" office:value="29407564" calcext:value-type="float">
            <text:p>29407564</text:p>
          </table:table-cell>
          <table:table-cell office:value-type="float" office:value="0" calcext:value-type="float">
            <text:p>0</text:p>
          </table:table-cell>
          <table:table-cell office:value-type="float" office:value="2371772692" calcext:value-type="float">
            <text:p>2371772692</text:p>
          </table:table-cell>
          <table:table-cell office:value-type="float" office:value="136.18" calcext:value-type="float">
            <text:p>136.18</text:p>
          </table:table-cell>
          <table:table-cell/>
          <table:table-cell table:formula="of:=[.I78]/[.D83]" office:value-type="float" office:value="206.103632587968" calcext:value-type="float">
            <text:p>206.103632587968</text:p>
          </table:table-cell>
          <table:table-cell table:formula="of:=[.J78]/[.D82]" office:value-type="float" office:value="263.79731266285" calcext:value-type="float">
            <text:p>263.79731266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833275" calcext:value-type="float">
            <text:p>833275</text:p>
          </table:table-cell>
          <table:table-cell office:value-type="float" office:value="120891525" calcext:value-type="float">
            <text:p>120891525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6173778784" calcext:value-type="float">
            <text:p>6173778784</text:p>
          </table:table-cell>
          <table:table-cell office:value-type="float" office:value="145.08" calcext:value-type="float">
            <text:p>145.08</text:p>
          </table:table-cell>
          <table:table-cell office:value-type="string" calcext:value-type="string">
            <text:p>TOTAL</text:p>
          </table:table-cell>
          <table:table-cell table:formula="of:=[.I78]+[.J78]" office:value-type="float" office:value="6860713212" calcext:value-type="float">
            <text:p>6860713212</text:p>
          </table:table-cell>
          <table:table-cell table:number-columns-repeated="2"/>
          <table:table-cell table:formula="of:=[.I80]-[.I65]" office:value-type="float" office:value="1162704096" calcext:value-type="float">
            <text:p>1162704096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458677" calcext:value-type="float">
            <text:p>458677</text:p>
          </table:table-cell>
          <table:table-cell office:value-type="float" office:value="91483961" calcext:value-type="float">
            <text:p>91483961</text:p>
          </table:table-cell>
          <table:table-cell office:value-type="float" office:value="0" calcext:value-type="float">
            <text:p>0</text:p>
          </table:table-cell>
          <table:table-cell office:value-type="float" office:value="3325654996" calcext:value-type="float">
            <text:p>3325654996</text:p>
          </table:table-cell>
          <table:table-cell office:value-type="float" office:value="199.45" calcext:value-type="float">
            <text:p>199.45</text:p>
          </table:table-cell>
          <table:table-cell/>
          <table:table-cell table:formula="of:=[.F90]-[.I80]" office:value-type="float" office:value="9499433780" calcext:value-type="float">
            <text:p>94994337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8452" calcext:value-type="float">
            <text:p>108452</text:p>
          </table:table-cell>
          <table:table-cell office:value-type="float" office:value="13861266" calcext:value-type="float">
            <text:p>13861266</text:p>
          </table:table-cell>
          <table:table-cell office:value-type="float" office:value="0" calcext:value-type="float">
            <text:p>0</text:p>
          </table:table-cell>
          <table:table-cell office:value-type="float" office:value="196906208" calcext:value-type="float">
            <text:p>196906208</text:p>
          </table:table-cell>
          <table:table-cell office:value-type="float" office:value="127.81" calcext:value-type="float">
            <text:p>127.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121057" calcext:value-type="float">
            <text:p>121057</text:p>
          </table:table-cell>
          <table:table-cell office:value-type="float" office:value="15546298" calcext:value-type="float">
            <text:p>15546298</text:p>
          </table:table-cell>
          <table:table-cell office:value-type="float" office:value="0" calcext:value-type="float">
            <text:p>0</text:p>
          </table:table-cell>
          <table:table-cell office:value-type="float" office:value="495718572" calcext:value-type="float">
            <text:p>495718572</text:p>
          </table:table-cell>
          <table:table-cell office:value-type="float" office:value="128.42" calcext:value-type="float">
            <text:p>128.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21057" calcext:value-type="float">
            <text:p>121057</text:p>
          </table:table-cell>
          <table:table-cell office:value-type="float" office:value="15546298" calcext:value-type="float">
            <text:p>15546298</text:p>
          </table:table-cell>
          <table:table-cell office:value-type="float" office:value="0" calcext:value-type="float">
            <text:p>0</text:p>
          </table:table-cell>
          <table:table-cell office:value-type="float" office:value="319086016" calcext:value-type="float">
            <text:p>319086016</text:p>
          </table:table-cell>
          <table:table-cell office:value-type="float" office:value="128.42" calcext:value-type="float">
            <text:p>128.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21057" calcext:value-type="float">
            <text:p>121057</text:p>
          </table:table-cell>
          <table:table-cell office:value-type="float" office:value="15546298" calcext:value-type="float">
            <text:p>15546298</text:p>
          </table:table-cell>
          <table:table-cell office:value-type="float" office:value="0" calcext:value-type="float">
            <text:p>0</text:p>
          </table:table-cell>
          <table:table-cell office:value-type="float" office:value="500379600" calcext:value-type="float">
            <text:p>500379600</text:p>
          </table:table-cell>
          <table:table-cell office:value-type="float" office:value="128.42" calcext:value-type="float">
            <text:p>128.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21057" calcext:value-type="float">
            <text:p>121057</text:p>
          </table:table-cell>
          <table:table-cell office:value-type="float" office:value="15546298" calcext:value-type="float">
            <text:p>15546298</text:p>
          </table:table-cell>
          <table:table-cell office:value-type="float" office:value="0" calcext:value-type="float">
            <text:p>0</text:p>
          </table:table-cell>
          <table:table-cell office:value-type="float" office:value="489212232" calcext:value-type="float">
            <text:p>489212232</text:p>
          </table:table-cell>
          <table:table-cell office:value-type="float" office:value="128.42" calcext:value-type="float">
            <text:p>128.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8452" calcext:value-type="float">
            <text:p>108452</text:p>
          </table:table-cell>
          <table:table-cell office:value-type="float" office:value="13861266" calcext:value-type="float">
            <text:p>13861266</text:p>
          </table:table-cell>
          <table:table-cell office:value-type="float" office:value="0" calcext:value-type="float">
            <text:p>0</text:p>
          </table:table-cell>
          <table:table-cell office:value-type="float" office:value="511278976" calcext:value-type="float">
            <text:p>511278976</text:p>
          </table:table-cell>
          <table:table-cell office:value-type="float" office:value="127.81" calcext:value-type="float">
            <text:p>127.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8452" calcext:value-type="float">
            <text:p>108452</text:p>
          </table:table-cell>
          <table:table-cell office:value-type="float" office:value="13861266" calcext:value-type="float">
            <text:p>13861266</text:p>
          </table:table-cell>
          <table:table-cell office:value-type="float" office:value="0" calcext:value-type="float">
            <text:p>0</text:p>
          </table:table-cell>
          <table:table-cell office:value-type="float" office:value="1147507568" calcext:value-type="float">
            <text:p>1147507568</text:p>
          </table:table-cell>
          <table:table-cell office:value-type="float" office:value="127.81" calcext:value-type="float">
            <text:p>127.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8452" calcext:value-type="float">
            <text:p>108452</text:p>
          </table:table-cell>
          <table:table-cell office:value-type="float" office:value="13861266" calcext:value-type="float">
            <text:p>13861266</text:p>
          </table:table-cell>
          <table:table-cell office:value-type="float" office:value="0" calcext:value-type="float">
            <text:p>0</text:p>
          </table:table-cell>
          <table:table-cell office:value-type="float" office:value="552836212" calcext:value-type="float">
            <text:p>552836212</text:p>
          </table:table-cell>
          <table:table-cell office:value-type="float" office:value="127.81" calcext:value-type="float">
            <text:p>127.81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SUM([.F78:.F89])" office:value-type="float" office:value="16360146992" calcext:value-type="float">
            <text:p>16360146992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/>
          <table:table-cell table:formula="of:=[.D98]/[.D94]" office:value-type="float" office:value="0.530009524869628" calcext:value-type="float">
            <text:p>0.530009524869628</text:p>
          </table:table-cell>
          <table:table-cell table:formula="of:=[.D102]/[.D93]" office:value-type="float" office:value="0.469990475130372" calcext:value-type="float">
            <text:p>0.469990475130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245074" calcext:value-type="float">
            <text:p>245074</text:p>
          </table:table-cell>
          <table:table-cell office:value-type="float" office:value="34758481" calcext:value-type="float">
            <text:p>34758481</text:p>
          </table:table-cell>
          <table:table-cell office:value-type="float" office:value="0" calcext:value-type="float">
            <text:p>0</text:p>
          </table:table-cell>
          <table:table-cell office:value-type="float" office:value="315819796" calcext:value-type="float">
            <text:p>315819796</text:p>
          </table:table-cell>
          <table:table-cell office:value-type="float" office:value="141.83" calcext:value-type="float">
            <text:p>141.83</text:p>
          </table:table-cell>
          <table:table-cell/>
          <table:table-cell table:formula="of:=(([.F94]+[.F93])*[.I92])+[.F98]+[.F99]+[.F100]+[.F101]" office:value-type="float" office:value="3741247469.31188" calcext:value-type="float">
            <text:p>3741247469.31188</text:p>
          </table:table-cell>
          <table:table-cell table:style-name="ce1" table:formula="of:=(([.F94]+[.F93])*[.J92])+[.F97]+[.F102]+[.F103]+[.F104]" office:value-type="float" office:value="4262105494.68812" calcext:value-type="float">
            <text:p>4262105494.688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245074" calcext:value-type="float">
            <text:p>245074</text:p>
          </table:table-cell>
          <table:table-cell office:value-type="float" office:value="34758481" calcext:value-type="float">
            <text:p>34758481</text:p>
          </table:table-cell>
          <table:table-cell office:value-type="float" office:value="0" calcext:value-type="float">
            <text:p>0</text:p>
          </table:table-cell>
          <table:table-cell office:value-type="float" office:value="2746948832" calcext:value-type="float">
            <text:p>2746948832</text:p>
          </table:table-cell>
          <table:table-cell office:value-type="float" office:value="141.83" calcext:value-type="float">
            <text:p>141.83</text:p>
          </table:table-cell>
          <table:table-cell/>
          <table:table-cell table:formula="of:=[.I93]/[.D98]" office:value-type="float" office:value="203.08225298542" calcext:value-type="float">
            <text:p>203.08225298542</text:p>
          </table:table-cell>
          <table:table-cell table:formula="of:=[.J93]/[.D97]" office:value-type="float" office:value="260.900162534459" calcext:value-type="float">
            <text:p>260.900162534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785188" calcext:value-type="float">
            <text:p>785188</text:p>
          </table:table-cell>
          <table:table-cell office:value-type="float" office:value="111289855" calcext:value-type="float">
            <text:p>111289855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5419574752" calcext:value-type="float">
            <text:p>5419574752</text:p>
          </table:table-cell>
          <table:table-cell office:value-type="float" office:value="141.74" calcext:value-type="float">
            <text:p>141.74</text:p>
          </table:table-cell>
          <table:table-cell office:value-type="string" calcext:value-type="string">
            <text:p>TOTAL</text:p>
          </table:table-cell>
          <table:table-cell table:formula="of:=[.I93]+[.J93]" office:value-type="float" office:value="8003352964" calcext:value-type="float">
            <text:p>8003352964</text:p>
          </table:table-cell>
          <table:table-cell table:number-columns-repeated="2"/>
          <table:table-cell table:formula="of:=[.I95]-[.I80]" office:value-type="float" office:value="1142639752" calcext:value-type="float">
            <text:p>1142639752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408301" calcext:value-type="float">
            <text:p>408301</text:p>
          </table:table-cell>
          <table:table-cell office:value-type="float" office:value="76531374" calcext:value-type="float">
            <text:p>76531374</text:p>
          </table:table-cell>
          <table:table-cell office:value-type="float" office:value="0" calcext:value-type="float">
            <text:p>0</text:p>
          </table:table-cell>
          <table:table-cell office:value-type="float" office:value="2899288008" calcext:value-type="float">
            <text:p>2899288008</text:p>
          </table:table-cell>
          <table:table-cell office:value-type="float" office:value="187.44" calcext:value-type="float">
            <text:p>187.44</text:p>
          </table:table-cell>
          <table:table-cell/>
          <table:table-cell table:formula="of:=[.F105]-[.I95]" office:value-type="float" office:value="8318862760" calcext:value-type="float">
            <text:p>83188627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28040" calcext:value-type="float">
            <text:p>128040</text:p>
          </table:table-cell>
          <table:table-cell office:value-type="float" office:value="16336155" calcext:value-type="float">
            <text:p>16336155</text:p>
          </table:table-cell>
          <table:table-cell office:value-type="float" office:value="0" calcext:value-type="float">
            <text:p>0</text:p>
          </table:table-cell>
          <table:table-cell office:value-type="float" office:value="230767200" calcext:value-type="float">
            <text:p>230767200</text:p>
          </table:table-cell>
          <table:table-cell office:value-type="float" office:value="127.59" calcext:value-type="float">
            <text:p>127.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143459" calcext:value-type="float">
            <text:p>143459</text:p>
          </table:table-cell>
          <table:table-cell office:value-type="float" office:value="18422326" calcext:value-type="float">
            <text:p>18422326</text:p>
          </table:table-cell>
          <table:table-cell office:value-type="float" office:value="0" calcext:value-type="float">
            <text:p>0</text:p>
          </table:table-cell>
          <table:table-cell office:value-type="float" office:value="579205448" calcext:value-type="float">
            <text:p>579205448</text:p>
          </table:table-cell>
          <table:table-cell office:value-type="float" office:value="128.42" calcext:value-type="float">
            <text:p>128.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43459" calcext:value-type="float">
            <text:p>143459</text:p>
          </table:table-cell>
          <table:table-cell office:value-type="float" office:value="18422326" calcext:value-type="float">
            <text:p>18422326</text:p>
          </table:table-cell>
          <table:table-cell office:value-type="float" office:value="0" calcext:value-type="float">
            <text:p>0</text:p>
          </table:table-cell>
          <table:table-cell office:value-type="float" office:value="374316884" calcext:value-type="float">
            <text:p>374316884</text:p>
          </table:table-cell>
          <table:table-cell office:value-type="float" office:value="128.42" calcext:value-type="float">
            <text:p>128.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43459" calcext:value-type="float">
            <text:p>143459</text:p>
          </table:table-cell>
          <table:table-cell office:value-type="float" office:value="18422326" calcext:value-type="float">
            <text:p>18422326</text:p>
          </table:table-cell>
          <table:table-cell office:value-type="float" office:value="0" calcext:value-type="float">
            <text:p>0</text:p>
          </table:table-cell>
          <table:table-cell office:value-type="float" office:value="581801600" calcext:value-type="float">
            <text:p>581801600</text:p>
          </table:table-cell>
          <table:table-cell office:value-type="float" office:value="128.42" calcext:value-type="float">
            <text:p>128.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43459" calcext:value-type="float">
            <text:p>143459</text:p>
          </table:table-cell>
          <table:table-cell office:value-type="float" office:value="18422326" calcext:value-type="float">
            <text:p>18422326</text:p>
          </table:table-cell>
          <table:table-cell office:value-type="float" office:value="0" calcext:value-type="float">
            <text:p>0</text:p>
          </table:table-cell>
          <table:table-cell office:value-type="float" office:value="582626992" calcext:value-type="float">
            <text:p>582626992</text:p>
          </table:table-cell>
          <table:table-cell office:value-type="float" office:value="128.42" calcext:value-type="float">
            <text:p>128.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28040" calcext:value-type="float">
            <text:p>128040</text:p>
          </table:table-cell>
          <table:table-cell office:value-type="float" office:value="16336155" calcext:value-type="float">
            <text:p>16336155</text:p>
          </table:table-cell>
          <table:table-cell office:value-type="float" office:value="0" calcext:value-type="float">
            <text:p>0</text:p>
          </table:table-cell>
          <table:table-cell office:value-type="float" office:value="598100948" calcext:value-type="float">
            <text:p>598100948</text:p>
          </table:table-cell>
          <table:table-cell office:value-type="float" office:value="127.59" calcext:value-type="float">
            <text:p>127.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28040" calcext:value-type="float">
            <text:p>128040</text:p>
          </table:table-cell>
          <table:table-cell office:value-type="float" office:value="16336155" calcext:value-type="float">
            <text:p>16336155</text:p>
          </table:table-cell>
          <table:table-cell office:value-type="float" office:value="0" calcext:value-type="float">
            <text:p>0</text:p>
          </table:table-cell>
          <table:table-cell office:value-type="float" office:value="1345142388" calcext:value-type="float">
            <text:p>1345142388</text:p>
          </table:table-cell>
          <table:table-cell office:value-type="float" office:value="127.59" calcext:value-type="float">
            <text:p>127.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28040" calcext:value-type="float">
            <text:p>128040</text:p>
          </table:table-cell>
          <table:table-cell office:value-type="float" office:value="16336155" calcext:value-type="float">
            <text:p>16336155</text:p>
          </table:table-cell>
          <table:table-cell office:value-type="float" office:value="0" calcext:value-type="float">
            <text:p>0</text:p>
          </table:table-cell>
          <table:table-cell office:value-type="float" office:value="648622876" calcext:value-type="float">
            <text:p>648622876</text:p>
          </table:table-cell>
          <table:table-cell office:value-type="float" office:value="127.59" calcext:value-type="float">
            <text:p>127.59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SUM([.F93:.F104])" office:value-type="float" office:value="16322215724" calcext:value-type="float">
            <text:p>16322215724</text:p>
          </table:table-cell>
          <table:table-cell table:number-columns-repeated="6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/>
          <table:table-cell table:formula="of:=[.D113]/[.D109]" office:value-type="float" office:value="0.531799919135182" calcext:value-type="float">
            <text:p>0.531799919135182</text:p>
          </table:table-cell>
          <table:table-cell table:formula="of:=[.D117]/[.D108]" office:value-type="float" office:value="0.468200080864818" calcext:value-type="float">
            <text:p>0.468200080864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318112" calcext:value-type="float">
            <text:p>318112</text:p>
          </table:table-cell>
          <table:table-cell office:value-type="float" office:value="45735588" calcext:value-type="float">
            <text:p>45735588</text:p>
          </table:table-cell>
          <table:table-cell office:value-type="float" office:value="0" calcext:value-type="float">
            <text:p>0</text:p>
          </table:table-cell>
          <table:table-cell office:value-type="float" office:value="409331132" calcext:value-type="float">
            <text:p>409331132</text:p>
          </table:table-cell>
          <table:table-cell office:value-type="float" office:value="143.77" calcext:value-type="float">
            <text:p>143.77</text:p>
          </table:table-cell>
          <table:table-cell/>
          <table:table-cell table:formula="of:=(([.F109]+[.F108])*[.I107])+[.F113]+[.F114]+[.F115]+[.F116]" office:value-type="float" office:value="4873257705.44439" calcext:value-type="float">
            <text:p>4873257705.44439</text:p>
          </table:table-cell>
          <table:table-cell table:style-name="ce1" table:formula="of:=(([.F109]+[.F108])*[.J107])+[.F112]+[.F117]+[.F118]+[.F119]" office:value-type="float" office:value="5524291486.55561" calcext:value-type="float">
            <text:p>5524291486.55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318112" calcext:value-type="float">
            <text:p>318112</text:p>
          </table:table-cell>
          <table:table-cell office:value-type="float" office:value="45735588" calcext:value-type="float">
            <text:p>45735588</text:p>
          </table:table-cell>
          <table:table-cell office:value-type="float" office:value="0" calcext:value-type="float">
            <text:p>0</text:p>
          </table:table-cell>
          <table:table-cell office:value-type="float" office:value="3601505968" calcext:value-type="float">
            <text:p>3601505968</text:p>
          </table:table-cell>
          <table:table-cell office:value-type="float" office:value="143.77" calcext:value-type="float">
            <text:p>143.77</text:p>
          </table:table-cell>
          <table:table-cell/>
          <table:table-cell table:formula="of:=[.I108]/[.D113]" office:value-type="float" office:value="200.3626856112" calcext:value-type="float">
            <text:p>200.3626856112</text:p>
          </table:table-cell>
          <table:table-cell table:formula="of:=[.J108]/[.D112]" office:value-type="float" office:value="257.982848994486" calcext:value-type="float">
            <text:p>257.982848994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805309" calcext:value-type="float">
            <text:p>805309</text:p>
          </table:table-cell>
          <table:table-cell office:value-type="float" office:value="97448156" calcext:value-type="float">
            <text:p>97448156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4049647992" calcext:value-type="float">
            <text:p>4049647992</text:p>
          </table:table-cell>
          <table:table-cell office:value-type="float" office:value="121.01" calcext:value-type="float">
            <text:p>121.01</text:p>
          </table:table-cell>
          <table:table-cell office:value-type="string" calcext:value-type="string">
            <text:p>TOTAL</text:p>
          </table:table-cell>
          <table:table-cell table:formula="of:=[.I108]+[.J108]" office:value-type="float" office:value="10397549192" calcext:value-type="float">
            <text:p>10397549192</text:p>
          </table:table-cell>
          <table:table-cell table:number-columns-repeated="2"/>
          <table:table-cell table:formula="of:=[.I110]-[.I95]" office:value-type="float" office:value="2394196228" calcext:value-type="float">
            <text:p>2394196228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341595" calcext:value-type="float">
            <text:p>341595</text:p>
          </table:table-cell>
          <table:table-cell office:value-type="float" office:value="51712568" calcext:value-type="float">
            <text:p>51712568</text:p>
          </table:table-cell>
          <table:table-cell office:value-type="float" office:value="0" calcext:value-type="float">
            <text:p>0</text:p>
          </table:table-cell>
          <table:table-cell office:value-type="float" office:value="1930203576" calcext:value-type="float">
            <text:p>1930203576</text:p>
          </table:table-cell>
          <table:table-cell office:value-type="float" office:value="151.39" calcext:value-type="float">
            <text:p>151.39</text:p>
          </table:table-cell>
          <table:table-cell/>
          <table:table-cell table:formula="of:=[.F120]-[.I110]" office:value-type="float" office:value="5979851568" calcext:value-type="float">
            <text:p>5979851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67936" calcext:value-type="float">
            <text:p>167936</text:p>
          </table:table-cell>
          <table:table-cell office:value-type="float" office:value="21413406" calcext:value-type="float">
            <text:p>21413406</text:p>
          </table:table-cell>
          <table:table-cell office:value-type="float" office:value="0" calcext:value-type="float">
            <text:p>0</text:p>
          </table:table-cell>
          <table:table-cell office:value-type="float" office:value="290139176" calcext:value-type="float">
            <text:p>290139176</text:p>
          </table:table-cell>
          <table:table-cell office:value-type="float" office:value="127.51" calcext:value-type="float">
            <text:p>127.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189238" calcext:value-type="float">
            <text:p>189238</text:p>
          </table:table-cell>
          <table:table-cell office:value-type="float" office:value="24322182" calcext:value-type="float">
            <text:p>24322182</text:p>
          </table:table-cell>
          <table:table-cell office:value-type="float" office:value="0" calcext:value-type="float">
            <text:p>0</text:p>
          </table:table-cell>
          <table:table-cell office:value-type="float" office:value="765168616" calcext:value-type="float">
            <text:p>765168616</text:p>
          </table:table-cell>
          <table:table-cell office:value-type="float" office:value="128.53" calcext:value-type="float">
            <text:p>128.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89238" calcext:value-type="float">
            <text:p>189238</text:p>
          </table:table-cell>
          <table:table-cell office:value-type="float" office:value="24322182" calcext:value-type="float">
            <text:p>24322182</text:p>
          </table:table-cell>
          <table:table-cell office:value-type="float" office:value="0" calcext:value-type="float">
            <text:p>0</text:p>
          </table:table-cell>
          <table:table-cell office:value-type="float" office:value="482492696" calcext:value-type="float">
            <text:p>482492696</text:p>
          </table:table-cell>
          <table:table-cell office:value-type="float" office:value="128.53" calcext:value-type="float">
            <text:p>128.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89238" calcext:value-type="float">
            <text:p>189238</text:p>
          </table:table-cell>
          <table:table-cell office:value-type="float" office:value="24322182" calcext:value-type="float">
            <text:p>24322182</text:p>
          </table:table-cell>
          <table:table-cell office:value-type="float" office:value="0" calcext:value-type="float">
            <text:p>0</text:p>
          </table:table-cell>
          <table:table-cell office:value-type="float" office:value="753368340" calcext:value-type="float">
            <text:p>753368340</text:p>
          </table:table-cell>
          <table:table-cell office:value-type="float" office:value="128.53" calcext:value-type="float">
            <text:p>128.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89238" calcext:value-type="float">
            <text:p>189238</text:p>
          </table:table-cell>
          <table:table-cell office:value-type="float" office:value="24322182" calcext:value-type="float">
            <text:p>24322182</text:p>
          </table:table-cell>
          <table:table-cell office:value-type="float" office:value="0" calcext:value-type="float">
            <text:p>0</text:p>
          </table:table-cell>
          <table:table-cell office:value-type="float" office:value="739265208" calcext:value-type="float">
            <text:p>739265208</text:p>
          </table:table-cell>
          <table:table-cell office:value-type="float" office:value="128.53" calcext:value-type="float">
            <text:p>128.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67936" calcext:value-type="float">
            <text:p>167936</text:p>
          </table:table-cell>
          <table:table-cell office:value-type="float" office:value="21413406" calcext:value-type="float">
            <text:p>21413406</text:p>
          </table:table-cell>
          <table:table-cell office:value-type="float" office:value="0" calcext:value-type="float">
            <text:p>0</text:p>
          </table:table-cell>
          <table:table-cell office:value-type="float" office:value="764032644" calcext:value-type="float">
            <text:p>764032644</text:p>
          </table:table-cell>
          <table:table-cell office:value-type="float" office:value="127.51" calcext:value-type="float">
            <text:p>127.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67936" calcext:value-type="float">
            <text:p>167936</text:p>
          </table:table-cell>
          <table:table-cell office:value-type="float" office:value="21413406" calcext:value-type="float">
            <text:p>21413406</text:p>
          </table:table-cell>
          <table:table-cell office:value-type="float" office:value="0" calcext:value-type="float">
            <text:p>0</text:p>
          </table:table-cell>
          <table:table-cell office:value-type="float" office:value="1752709760" calcext:value-type="float">
            <text:p>1752709760</text:p>
          </table:table-cell>
          <table:table-cell office:value-type="float" office:value="127.51" calcext:value-type="float">
            <text:p>127.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67936" calcext:value-type="float">
            <text:p>167936</text:p>
          </table:table-cell>
          <table:table-cell office:value-type="float" office:value="21413406" calcext:value-type="float">
            <text:p>21413406</text:p>
          </table:table-cell>
          <table:table-cell office:value-type="float" office:value="0" calcext:value-type="float">
            <text:p>0</text:p>
          </table:table-cell>
          <table:table-cell office:value-type="float" office:value="839535652" calcext:value-type="float">
            <text:p>839535652</text:p>
          </table:table-cell>
          <table:table-cell office:value-type="float" office:value="127.51" calcext:value-type="float">
            <text:p>127.51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SUM([.F108:.F119])" office:value-type="float" office:value="16377400760" calcext:value-type="float">
            <text:p>1637740076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/>
          <table:table-cell table:formula="of:=[.D128]/[.D124]" office:value-type="float" office:value="0.503907337611045" calcext:value-type="float">
            <text:p>0.503907337611045</text:p>
          </table:table-cell>
          <table:table-cell table:formula="of:=[.D132]/[.D123]" office:value-type="float" office:value="0.496092662388955" calcext:value-type="float">
            <text:p>0.496092662388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280505" calcext:value-type="float">
            <text:p>280505</text:p>
          </table:table-cell>
          <table:table-cell office:value-type="float" office:value="71576743" calcext:value-type="float">
            <text:p>71576743</text:p>
          </table:table-cell>
          <table:table-cell office:value-type="float" office:value="0" calcext:value-type="float">
            <text:p>0</text:p>
          </table:table-cell>
          <table:table-cell office:value-type="float" office:value="604790652" calcext:value-type="float">
            <text:p>604790652</text:p>
          </table:table-cell>
          <table:table-cell office:value-type="float" office:value="255.17" calcext:value-type="float">
            <text:p>255.17</text:p>
          </table:table-cell>
          <table:table-cell/>
          <table:table-cell table:formula="of:=(([.F124]+[.F123])*[.I122])+[.F128]+[.F129]+[.F130]+[.F131]" office:value-type="float" office:value="7005396220.36759" calcext:value-type="float">
            <text:p>7005396220.36759</text:p>
          </table:table-cell>
          <table:table-cell table:style-name="ce1" table:formula="of:=(([.F124]+[.F123])*[.J122])+[.F127]+[.F132]+[.F133]+[.F134]" office:value-type="float" office:value="8874871971.63241" calcext:value-type="float">
            <text:p>8874871971.63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280505" calcext:value-type="float">
            <text:p>280505</text:p>
          </table:table-cell>
          <table:table-cell office:value-type="float" office:value="71576743" calcext:value-type="float">
            <text:p>71576743</text:p>
          </table:table-cell>
          <table:table-cell office:value-type="float" office:value="0" calcext:value-type="float">
            <text:p>0</text:p>
          </table:table-cell>
          <table:table-cell office:value-type="float" office:value="5308822828" calcext:value-type="float">
            <text:p>5308822828</text:p>
          </table:table-cell>
          <table:table-cell office:value-type="float" office:value="255.17" calcext:value-type="float">
            <text:p>255.17</text:p>
          </table:table-cell>
          <table:table-cell/>
          <table:table-cell table:formula="of:=[.I123]/[.D128]" office:value-type="float" office:value="194.227217642109" calcext:value-type="float">
            <text:p>194.227217642109</text:p>
          </table:table-cell>
          <table:table-cell table:formula="of:=[.J123]/[.D127]" office:value-type="float" office:value="249.935162972396" calcext:value-type="float">
            <text:p>249.935162972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710666" calcext:value-type="float">
            <text:p>710666</text:p>
          </table:table-cell>
          <table:table-cell office:value-type="float" office:value="71809106" calcext:value-type="float">
            <text:p>71809106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495918416" calcext:value-type="float">
            <text:p>495918416</text:p>
          </table:table-cell>
          <table:table-cell office:value-type="float" office:value="101.04" calcext:value-type="float">
            <text:p>101.04</text:p>
          </table:table-cell>
          <table:table-cell office:value-type="string" calcext:value-type="string">
            <text:p>TOTAL</text:p>
          </table:table-cell>
          <table:table-cell table:formula="of:=[.I123]+[.J123]" office:value-type="float" office:value="15880268192" calcext:value-type="float">
            <text:p>15880268192</text:p>
          </table:table-cell>
          <table:table-cell table:number-columns-repeated="2"/>
          <table:table-cell table:formula="of:=[.I125]-[.I110]" office:value-type="float" office:value="5482719000" calcext:value-type="float">
            <text:p>5482719000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825" calcext:value-type="float">
            <text:p>1825</text:p>
          </table:table-cell>
          <table:table-cell office:value-type="float" office:value="232363" calcext:value-type="float">
            <text:p>232363</text:p>
          </table:table-cell>
          <table:table-cell office:value-type="float" office:value="0" calcext:value-type="float">
            <text:p>0</text:p>
          </table:table-cell>
          <table:table-cell office:value-type="float" office:value="9726408" calcext:value-type="float">
            <text:p>9726408</text:p>
          </table:table-cell>
          <table:table-cell office:value-type="float" office:value="127.32" calcext:value-type="float">
            <text:p>127.32</text:p>
          </table:table-cell>
          <table:table-cell/>
          <table:table-cell table:formula="of:=[.F135]-[.I125]" office:value-type="float" office:value="505644824" calcext:value-type="float">
            <text:p>505644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8680" calcext:value-type="float">
            <text:p>278680</text:p>
          </table:table-cell>
          <table:table-cell office:value-type="float" office:value="35508697" calcext:value-type="float">
            <text:p>35508697</text:p>
          </table:table-cell>
          <table:table-cell office:value-type="float" office:value="0" calcext:value-type="float">
            <text:p>0</text:p>
          </table:table-cell>
          <table:table-cell office:value-type="float" office:value="473127140" calcext:value-type="float">
            <text:p>473127140</text:p>
          </table:table-cell>
          <table:table-cell office:value-type="float" office:value="127.42" calcext:value-type="float">
            <text:p>127.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80505" calcext:value-type="float">
            <text:p>280505</text:p>
          </table:table-cell>
          <table:table-cell office:value-type="float" office:value="36068046" calcext:value-type="float">
            <text:p>36068046</text:p>
          </table:table-cell>
          <table:table-cell office:value-type="float" office:value="0" calcext:value-type="float">
            <text:p>0</text:p>
          </table:table-cell>
          <table:table-cell office:value-type="float" office:value="1099607568" calcext:value-type="float">
            <text:p>1099607568</text:p>
          </table:table-cell>
          <table:table-cell office:value-type="float" office:value="128.58" calcext:value-type="float">
            <text:p>128.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80505" calcext:value-type="float">
            <text:p>280505</text:p>
          </table:table-cell>
          <table:table-cell office:value-type="float" office:value="36068046" calcext:value-type="float">
            <text:p>36068046</text:p>
          </table:table-cell>
          <table:table-cell office:value-type="float" office:value="0" calcext:value-type="float">
            <text:p>0</text:p>
          </table:table-cell>
          <table:table-cell office:value-type="float" office:value="717246084" calcext:value-type="float">
            <text:p>717246084</text:p>
          </table:table-cell>
          <table:table-cell office:value-type="float" office:value="128.58" calcext:value-type="float">
            <text:p>128.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80505" calcext:value-type="float">
            <text:p>280505</text:p>
          </table:table-cell>
          <table:table-cell office:value-type="float" office:value="36068046" calcext:value-type="float">
            <text:p>36068046</text:p>
          </table:table-cell>
          <table:table-cell office:value-type="float" office:value="0" calcext:value-type="float">
            <text:p>0</text:p>
          </table:table-cell>
          <table:table-cell office:value-type="float" office:value="1097465204" calcext:value-type="float">
            <text:p>1097465204</text:p>
          </table:table-cell>
          <table:table-cell office:value-type="float" office:value="128.58" calcext:value-type="float">
            <text:p>128.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80505" calcext:value-type="float">
            <text:p>280505</text:p>
          </table:table-cell>
          <table:table-cell office:value-type="float" office:value="36068046" calcext:value-type="float">
            <text:p>36068046</text:p>
          </table:table-cell>
          <table:table-cell office:value-type="float" office:value="0" calcext:value-type="float">
            <text:p>0</text:p>
          </table:table-cell>
          <table:table-cell office:value-type="float" office:value="1111164140" calcext:value-type="float">
            <text:p>1111164140</text:p>
          </table:table-cell>
          <table:table-cell office:value-type="float" office:value="128.58" calcext:value-type="float">
            <text:p>128.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8680" calcext:value-type="float">
            <text:p>278680</text:p>
          </table:table-cell>
          <table:table-cell office:value-type="float" office:value="35508697" calcext:value-type="float">
            <text:p>35508697</text:p>
          </table:table-cell>
          <table:table-cell office:value-type="float" office:value="0" calcext:value-type="float">
            <text:p>0</text:p>
          </table:table-cell>
          <table:table-cell office:value-type="float" office:value="1239046524" calcext:value-type="float">
            <text:p>1239046524</text:p>
          </table:table-cell>
          <table:table-cell office:value-type="float" office:value="127.42" calcext:value-type="float">
            <text:p>127.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8680" calcext:value-type="float">
            <text:p>278680</text:p>
          </table:table-cell>
          <table:table-cell office:value-type="float" office:value="35508697" calcext:value-type="float">
            <text:p>35508697</text:p>
          </table:table-cell>
          <table:table-cell office:value-type="float" office:value="0" calcext:value-type="float">
            <text:p>0</text:p>
          </table:table-cell>
          <table:table-cell office:value-type="float" office:value="2877979844" calcext:value-type="float">
            <text:p>2877979844</text:p>
          </table:table-cell>
          <table:table-cell office:value-type="float" office:value="127.42" calcext:value-type="float">
            <text:p>127.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8680" calcext:value-type="float">
            <text:p>278680</text:p>
          </table:table-cell>
          <table:table-cell office:value-type="float" office:value="35508697" calcext:value-type="float">
            <text:p>35508697</text:p>
          </table:table-cell>
          <table:table-cell office:value-type="float" office:value="0" calcext:value-type="float">
            <text:p>0</text:p>
          </table:table-cell>
          <table:table-cell office:value-type="float" office:value="1351018208" calcext:value-type="float">
            <text:p>1351018208</text:p>
          </table:table-cell>
          <table:table-cell office:value-type="float" office:value="127.42" calcext:value-type="float">
            <text:p>127.42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SUM([.F123:.F134])" office:value-type="float" office:value="16385913016" calcext:value-type="float">
            <text:p>16385913016</text:p>
          </table:table-cell>
          <table:table-cell table:number-columns-repeated="6"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4:29:00.044833520</meta:creation-date>
    <dc:date>2017-11-06T18:09:01.102861832</dc:date>
    <meta:editing-duration>PT18M49S</meta:editing-duration>
    <meta:editing-cycles>2</meta:editing-cycles>
    <meta:generator>LibreOffice/5.3.6.1$Linux_X86_64 LibreOffice_project/30$Build-1</meta:generator>
    <meta:document-statistic meta:table-count="3" meta:cell-count="1848" meta:object-count="0"/>
  </office:meta>
</office:document-meta>
</file>